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31cm"/>
    </style:style>
    <style:style style:name="co2" style:family="table-column">
      <style:table-column-properties fo:break-before="auto" style:column-width="5.405cm"/>
    </style:style>
    <style:style style:name="co3" style:family="table-column">
      <style:table-column-properties fo:break-before="auto" style:column-width="7.4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10.271cm"/>
    </style:style>
    <style:style style:name="co8" style:family="table-column">
      <style:table-column-properties fo:break-before="auto" style:column-width="1.595cm"/>
    </style:style>
    <style:style style:name="co9" style:family="table-column">
      <style:table-column-properties fo:break-before="auto" style:column-width="4.734cm"/>
    </style:style>
    <style:style style:name="co10" style:family="table-column">
      <style:table-column-properties fo:break-before="auto" style:column-width="1.296cm"/>
    </style:style>
    <style:style style:name="co11" style:family="table-column">
      <style:table-column-properties fo:break-before="auto" style:column-width="2.081cm"/>
    </style:style>
    <style:style style:name="co12" style:family="table-column">
      <style:table-column-properties fo:break-before="auto" style:column-width="1.323cm"/>
    </style:style>
    <style:style style:name="co13" style:family="table-column">
      <style:table-column-properties fo:break-before="auto" style:column-width="0.512cm"/>
    </style:style>
    <style:style style:name="co14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1.637cm"/>
    </style:style>
    <style:style style:name="co16" style:family="table-column">
      <style:table-column-properties fo:break-before="auto" style:column-width="1.873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161cm"/>
    </style:style>
    <style:style style:name="co19" style:family="table-column">
      <style:table-column-properties fo:break-before="auto" style:column-width="1.951cm"/>
    </style:style>
    <style:style style:name="co20" style:family="table-column">
      <style:table-column-properties fo:break-before="auto" style:column-width="2.26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5" style:family="table-cell" style:parent-style-name="Default">
      <style:table-cell-properties style:cell-protect="protected" style:print-content="false"/>
      <style:text-properties fo:color="#ffa500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51pt solid #000000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51pt solid #000000" fo:border-left="0.51pt solid #000000" fo:border-right="0.06pt solid #000000" fo:border-top="0.06pt solid #000000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7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51pt solid #000000" fo:border-left="none" fo:border-right="none" fo:border-top="0.06pt solid #000000"/>
    </style:style>
    <style:style style:name="ce34" style:family="table-cell" style:parent-style-name="Default"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51pt solid #000000" fo:border-left="none" fo:border-right="none" fo:border-top="0.06pt solid #000000"/>
      <style:text-properties fo:font-size="10pt" style:font-size-asian="10pt" style:font-size-complex="10pt"/>
    </style:style>
    <style:style style:name="ce45" style:family="table-cell" style:parent-style-name="Default" style:data-style-name="N75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Hyperlink">
      <style:table-cell-properties fo:border-bottom="0.51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4" style:family="table-cell" style:parent-style-name="Default">
      <style:table-cell-properties fo:border-bottom="0.51pt solid #000000" fo:border-left="0.06pt solid #000000" fo:border-right="none" fo:border-top="0.06pt solid #000000"/>
      <style:text-properties fo:font-size="18pt" style:font-size-asian="18pt" style:font-size-complex="18pt"/>
    </style:style>
    <style:style style:name="ce23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5" style:family="table-cell" style:parent-style-name="Default">
      <style:table-cell-properties style:text-align-source="fix" style:repeat-content="false" style:rotation-angle="45" style:rotation-align="none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8" style:family="table-cell" style:parent-style-name="Default">
      <style:table-cell-properties fo:border-bottom="0.51pt solid #000000" fo:border-left="none" fo:border-right="none" fo:border-top="0.06pt solid #000000"/>
      <style:text-properties fo:font-size="18pt" style:font-size-asian="18pt" style:font-size-complex="18pt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1" style:family="table-cell" style:parent-style-name="Default">
      <style:table-cell-properties fo:border-bottom="0.51pt solid #000000" fo:border-left="none" fo:border-right="0.51pt solid #000000" fo:border-top="0.06pt solid #000000"/>
      <style:text-properties fo:font-size="18pt" style:font-size-asian="18pt" style:font-size-complex="18pt"/>
    </style:style>
    <style:style style:name="ce30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2" style:family="table-cell" style:parent-style-name="Default">
      <style:table-cell-properties style:cell-protect="protected" style:print-content="false"/>
      <style:text-properties fo:color="#ffa500"/>
    </style:style>
    <style:style style:name="ce60" style:family="table-cell" style:parent-style-name="Default" style:data-style-name="N0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61" style:family="table-cell" style:parent-style-name="Default" style:data-style-name="N107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NOMI_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NOMI_CAMPI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</table:content-validations>
      <table:table table:name="Campionato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OME_CAMPIONATO</text:p>
          </table:table-cell>
          <table:table-cell office:value-type="string" calcext:value-type="string">
            <text:p>Nome Campionato</text:p>
          </table:table-cell>
          <table:table-cell office:value-type="string" calcext:value-type="string">
            <text:p>Campionato a 10 Squadre sola andata</text:p>
          </table:table-cell>
        </table:table-row>
        <table:table-row table:style-name="ro1">
          <table:table-cell office:value-type="string" calcext:value-type="string">
            <text:p>SEZIONE_CAMPIONATO</text:p>
          </table:table-cell>
          <table:table-cell office:value-type="string" calcext:value-type="string">
            <text:p>Nazione/Regione/Sezione</text:p>
          </table:table-cell>
          <table:table-cell office:value-type="string" calcext:value-type="string">
            <text:p>Zoolandia</text:p>
          </table:table-cell>
        </table:table-row>
        <table:table-row table:style-name="ro1">
          <table:table-cell office:value-type="string" calcext:value-type="string">
            <text:p>STAGIONE_CAMPIONATO</text:p>
          </table:table-cell>
          <table:table-cell office:value-type="string" calcext:value-type="string">
            <text:p>Stagione</text:p>
          </table:table-cell>
          <table:table-cell office:value-type="string" calcext:value-type="string">
            <text:p>2020/2021</text:p>
          </table:table-cell>
        </table:table-row>
        <table:table-row table:style-name="ro1">
          <table:table-cell office:value-type="string" calcext:value-type="string">
            <text:p>PUNTI_VITTORIA</text:p>
          </table:table-cell>
          <table:table-cell office:value-type="string" calcext:value-type="string">
            <text:p>Punti vitto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NTI_SCONFITTA</text:p>
          </table:table-cell>
          <table:table-cell office:value-type="string" calcext:value-type="string">
            <text:p>Punti sconfit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TI_FORFAIT</text:p>
          </table:table-cell>
          <table:table-cell office:value-type="string" calcext:value-type="string">
            <text:p>Punti forfai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quadre" table:style-name="ta1">
        <table:table-column table:style-name="co4" table:default-cell-style-name="Default"/>
        <table:table-column table:style-name="co5" table:default-cell-style-name="ce4"/>
        <table:table-column table:style-name="co4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Squadra</text:p>
          </table:table-cell>
          <table:table-cell table:style-name="ce3" office:value-type="string" calcext:value-type="string">
            <text:p>Girone</text:p>
          </table:table-cell>
          <table:table-cell table:style-name="ce1" table:number-columns-repeated="8"/>
          <table:table-cell table:style-name="ce1" office:value-type="string" calcext:value-type="string">
            <text:p>Campo</text:p>
          </table:table-cell>
          <table:table-cell table:style-name="ce1" office:value-type="string" calcext:value-type="string">
            <text:p>Mappa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Albatros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2]" office:value-type="string" office:string-value="Campo Albatros" calcext:value-type="string">
            <text:p>Campo Albatros</text:p>
          </table:table-cell>
          <table:table-cell table:style-name="ce2" table:formula="of:=&quot;https://www.google.it/maps/search/&quot;&amp;SUBSTITUTE([.K2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arracuda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3]" office:value-type="string" office:string-value="Campo Barracuda" calcext:value-type="string">
            <text:p>Campo Barracuda</text:p>
          </table:table-cell>
          <table:table-cell table:style-name="ce2" table:formula="of:=&quot;https://www.google.it/maps/search/&quot;&amp;SUBSTITUTE([.K3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inghial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4]" office:value-type="string" office:string-value="Campo Cinghiali" calcext:value-type="string">
            <text:p>Campo Cinghiali</text:p>
          </table:table-cell>
          <table:table-cell table:style-name="ce2" table:formula="of:=&quot;https://www.google.it/maps/search/&quot;&amp;SUBSTITUTE([.K4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elfin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5]" office:value-type="string" office:string-value="Campo Delfini" calcext:value-type="string">
            <text:p>Campo Delfini</text:p>
          </table:table-cell>
          <table:table-cell table:style-name="ce2" table:formula="of:=&quot;https://www.google.it/maps/search/&quot;&amp;SUBSTITUTE([.K5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lefant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6]" office:value-type="string" office:string-value="Campo Elefanti" calcext:value-type="string">
            <text:p>Campo Elefanti</text:p>
          </table:table-cell>
          <table:table-cell table:style-name="ce2" table:formula="of:=&quot;https://www.google.it/maps/search/&quot;&amp;SUBSTITUTE([.K6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enicotter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7]" office:value-type="string" office:string-value="Campo Fenicotteri" calcext:value-type="string">
            <text:p>Campo Fenicotteri</text:p>
          </table:table-cell>
          <table:table-cell table:style-name="ce2" table:formula="of:=&quot;https://www.google.it/maps/search/&quot;&amp;SUBSTITUTE([.K7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azzelle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8]" office:value-type="string" office:string-value="Campo Gazzelle" calcext:value-type="string">
            <text:p>Campo Gazzelle</text:p>
          </table:table-cell>
          <table:table-cell table:style-name="ce2" table:formula="of:=&quot;https://www.google.it/maps/search/&quot;&amp;SUBSTITUTE([.K8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ene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9]" office:value-type="string" office:string-value="Campo Iene" calcext:value-type="string">
            <text:p>Campo Iene</text:p>
          </table:table-cell>
          <table:table-cell table:style-name="ce2" table:formula="of:=&quot;https://www.google.it/maps/search/&quot;&amp;SUBSTITUTE([.K9];&quot; &quot;;&quot;+&quot;)" office:value-type="string" office:string-value="https://www.google.it/maps/search/Campo+Iene" calcext:value-type="string">
            <text:p>https://www.google.it/maps/search/Campo+Ien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on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10]" office:value-type="string" office:string-value="Campo Leoni" calcext:value-type="string">
            <text:p>Campo Leoni</text:p>
          </table:table-cell>
          <table:table-cell table:style-name="ce2" table:formula="of:=&quot;https://www.google.it/maps/search/&quot;&amp;SUBSTITUTE([.K10];&quot; &quot;;&quot;+&quot;)" office:value-type="string" office:string-value="https://www.google.it/maps/search/Campo+Leoni" calcext:value-type="string">
            <text:p>https://www.google.it/maps/search/Campo+Leon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rmotte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11]" office:value-type="string" office:string-value="Campo Marmotte" calcext:value-type="string">
            <text:p>Campo Marmotte</text:p>
          </table:table-cell>
          <table:table-cell table:style-name="ce2" table:formula="of:=&quot;https://www.google.it/maps/search/&quot;&amp;SUBSTITUTE([.K11];&quot; &quot;;&quot;+&quot;)" office:value-type="string" office:string-value="https://www.google.it/maps/search/Campo+Marmotte" calcext:value-type="string">
            <text:p>https://www.google.it/maps/search/Campo+Marmotte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endario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1" table:default-cell-style-name="ce4"/>
        <table:table-column table:style-name="co18" table:default-cell-style-name="ce4"/>
        <table:table-column table:style-name="co19" table:default-cell-style-name="ce4"/>
        <table:table-column table:style-name="co14" table:default-cell-style-name="Default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1" table:default-cell-style-name="ce4"/>
        <table:table-column table:style-name="co18" table:default-cell-style-name="ce4"/>
        <table:table-column table:style-name="co19" table:default-cell-style-name="ce4"/>
        <table:table-column table:style-name="co20" table:number-columns-repeated="2" table:default-cell-style-name="ce4"/>
        <table:table-row table:style-name="ro1">
          <table:table-cell office:value-type="string" calcext:value-type="string">
            <text:p>CALENDARIO DEFINITIVO</text:p>
          </table:table-cell>
          <table:table-cell table:number-columns-repeated="6"/>
          <table:table-cell table:style-name="ce25" office:value-type="string" calcext:value-type="string" table:number-columns-spanned="2" table:number-rows-spanned="3">
            <text:p>LOGO</text:p>
          </table:table-cell>
          <table:covered-table-cell/>
          <table:table-cell table:number-columns-repeated="2"/>
          <table:table-cell table:style-name="Default" table:number-columns-repeated="6"/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Campionato</text:p>
          </table:table-cell>
          <table:table-cell table:number-columns-repeated="6"/>
          <table:covered-table-cell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Girone &amp; Stagione</text:p>
          </table:table-cell>
          <table:table-cell table:number-columns-repeated="6"/>
          <table:covered-table-cell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2" office:value-type="string" calcext:value-type="string">
            <text:p>Squadra A</text:p>
          </table:table-cell>
          <table:table-cell table:style-name="ce11" office:value-type="string" calcext:value-type="string">
            <text:p>Vinta A</text:p>
          </table:table-cell>
          <table:table-cell table:style-name="ce11" office:value-type="string" calcext:value-type="string">
            <text:p>Forfait A</text:p>
          </table:table-cell>
          <table:table-cell table:style-name="ce11" office:value-type="string" calcext:value-type="string">
            <text:p>Persa A</text:p>
          </table:table-cell>
          <table:table-cell table:style-name="ce11" office:value-type="string" calcext:value-type="string">
            <text:p>Punti F. A</text:p>
          </table:table-cell>
          <table:table-cell table:style-name="ce11" office:value-type="string" calcext:value-type="string">
            <text:p>Punti S. A</text:p>
          </table:table-cell>
          <table:table-cell table:style-name="ce11" office:value-type="string" calcext:value-type="string">
            <text:p>Diff. C. A</text:p>
          </table:table-cell>
          <table:table-cell table:style-name="ce32" office:value-type="string" calcext:value-type="string">
            <text:p>Squadra B</text:p>
          </table:table-cell>
          <table:table-cell table:style-name="ce11" office:value-type="string" calcext:value-type="string">
            <text:p>Vinta B</text:p>
          </table:table-cell>
          <table:table-cell table:style-name="ce11" office:value-type="string" calcext:value-type="string">
            <text:p>Forfait B</text:p>
          </table:table-cell>
          <table:table-cell table:style-name="ce11" office:value-type="string" calcext:value-type="string">
            <text:p>Persa B</text:p>
          </table:table-cell>
          <table:table-cell table:style-name="ce11" office:value-type="string" calcext:value-type="string">
            <text:p>Punti F. B</text:p>
          </table:table-cell>
          <table:table-cell table:style-name="ce11" office:value-type="string" calcext:value-type="string">
            <text:p>Punti S. B</text:p>
          </table:table-cell>
          <table:table-cell table:style-name="ce11" office:value-type="string" calcext:value-type="string">
            <text:p>Diff. C. B</text:p>
          </table:table-cell>
          <table:table-cell table:style-name="ce11" office:value-type="string" calcext:value-type="string">
            <text:p>Vincente</text:p>
          </table:table-cell>
          <table:table-cell table:style-name="ce11" office:value-type="string" calcext:value-type="string">
            <text:p>Perdente</text:p>
          </table:table-cell>
        </table:table-row>
        <table:table-row table:style-name="ro1">
          <table:table-cell table:style-name="ce10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 table:number-columns-repeated="2"/>
          <table:table-cell table:style-name="Default" table:number-columns-repeated="6"/>
          <table:table-cell/>
          <table:table-cell table:style-name="Default" table:number-columns-repeated="8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38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9]=&quot;&quot;;&quot;&quot;;TEXT([.E9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7" calcext:value-type="float" table:number-columns-spanned="1" table:number-rows-spanned="2">
            <text:p>57</text:p>
          </table:table-cell>
          <table:table-cell/>
          <table:table-cell table:style-name="ce32" table:formula="of:=IF([.$B9]=&quot;&quot;;&quot;(Squadra A)&quot;;[.$B9])" office:value-type="string" office:string-value="Cinghiali" calcext:value-type="string">
            <text:p>Cinghiali</text:p>
          </table:table-cell>
          <table:table-cell table:style-name="ce11" table:formula="of:=IF([.$G9]+[.$I9]=0;;IF([.$G9]&gt;[.$I9];1;0))" office:value-type="float" office:value="0" calcext:value-type="float">
            <text:p>0</text:p>
          </table:table-cell>
          <table:table-cell table:style-name="ce60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60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11" table:formula="of:=IF([.$G9]+[.$I9]=0;;[.$G9])" office:value-type="float" office:value="24" calcext:value-type="float">
            <text:p>24</text:p>
          </table:table-cell>
          <table:table-cell table:style-name="ce11" table:formula="of:=IF([.$G9]+[.$I9]=0;;[.$I9])" office:value-type="float" office:value="57" calcext:value-type="float">
            <text:p>57</text:p>
          </table:table-cell>
          <table:table-cell table:style-name="ce61" table:formula="of:=IF([.$G9]+[.$I9]=0;;[.$G9]-[.$I9])" office:value-type="float" office:value="-33" calcext:value-type="float">
            <text:p>-33</text:p>
          </table:table-cell>
          <table:table-cell table:style-name="ce32" table:formula="of:=IF([.$C9]=&quot;&quot;;&quot;(Squadra B)&quot;;[.$C9])" office:value-type="string" office:string-value="Delfini" calcext:value-type="string">
            <text:p>Delfini</text:p>
          </table:table-cell>
          <table:table-cell table:style-name="ce11" table:formula="of:=IF([.$G9]+[.$I9]=0;;IF([.$I9]&gt;[.$G9];1;0))" office:value-type="float" office:value="1" calcext:value-type="float">
            <text:p>1</text:p>
          </table:table-cell>
          <table:table-cell table:style-name="ce60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60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11" table:formula="of:=IF([.$G9]+[.$I9]=0;;[.$I9])" office:value-type="float" office:value="57" calcext:value-type="float">
            <text:p>57</text:p>
          </table:table-cell>
          <table:table-cell table:style-name="ce11" table:formula="of:=IF([.$G9]+[.$I9]=0;;[.$G9])" office:value-type="float" office:value="24" calcext:value-type="float">
            <text:p>24</text:p>
          </table:table-cell>
          <table:table-cell table:style-name="ce61" table:formula="of:=IF([.$G9]+[.$I9]=0;;[.$I9]-[.$G9])" office:value-type="float" office:value="33" calcext:value-type="float">
            <text:p>+33</text:p>
          </table:table-cell>
          <table:table-cell table:style-name="ce60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60" table:formula="of:=IF([.$G9]+[.$I9]=0;&quot;(Perdente)&quot;;IF([.$G9]&lt;[.$I9];[.$B9];[.$C9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18"/>
          <table:covered-table-cell table:number-columns-repeated="2" table:style-name="ce44"/>
          <table:table-cell table:style-name="ce47" table:formula="of:=IF([.B10]=&quot;&quot;;&quot;&quot;;HYPERLINK(VLOOKUP([.B10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43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46" table:content-validation-name="val5" office:value-type="time" office:time-value="PT10H30M00S" calcext:value-type="time">
            <text:p>10:30</text:p>
          </table:table-cell>
          <table:table-cell table:style-name="ce23" office:value-type="float" office:value="32" calcext:value-type="float" table:number-columns-spanned="1" table:number-rows-spanned="2">
            <text:p>32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7" calcext:value-type="float" table:number-columns-spanned="1" table:number-rows-spanned="2">
            <text:p>57</text:p>
          </table:table-cell>
          <table:table-cell/>
          <table:table-cell table:style-name="ce32" table:formula="of:=IF([.$B12]=&quot;&quot;;&quot;(Squadra A)&quot;;[.$B12])" office:value-type="string" office:string-value="Albatros" calcext:value-type="string">
            <text:p>Albatros</text:p>
          </table:table-cell>
          <table:table-cell table:style-name="ce11" table:formula="of:=IF([.$G12]+[.$I12]=0;;IF([.$G12]&gt;[.$I12];1;0))" office:value-type="float" office:value="0" calcext:value-type="float">
            <text:p>0</text:p>
          </table:table-cell>
          <table:table-cell table:style-name="ce60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60" table:formula="of:=IF([.$G12]+[.$I12]=0;;IF([.$G12]&lt;[.$I12];IF([.$G12]&amp;&quot;-&quot;&amp;[.$I12]&lt;&gt;&quot;0-20&quot;;1;0);0))" office:value-type="float" office:value="1" calcext:value-type="float">
            <text:p>1</text:p>
          </table:table-cell>
          <table:table-cell table:style-name="ce11" table:formula="of:=IF([.$G12]+[.$I12]=0;;[.$G12])" office:value-type="float" office:value="32" calcext:value-type="float">
            <text:p>32</text:p>
          </table:table-cell>
          <table:table-cell table:style-name="ce11" table:formula="of:=IF([.$G12]+[.$I12]=0;;[.$I12])" office:value-type="float" office:value="57" calcext:value-type="float">
            <text:p>57</text:p>
          </table:table-cell>
          <table:table-cell table:style-name="ce61" table:formula="of:=IF([.$G12]+[.$I12]=0;;[.$G12]-[.$I12])" office:value-type="float" office:value="-25" calcext:value-type="float">
            <text:p>-25</text:p>
          </table:table-cell>
          <table:table-cell table:style-name="ce32" table:formula="of:=IF([.$C12]=&quot;&quot;;&quot;(Squadra B)&quot;;[.$C12])" office:value-type="string" office:string-value="Barracuda" calcext:value-type="string">
            <text:p>Barracuda</text:p>
          </table:table-cell>
          <table:table-cell table:style-name="ce11" table:formula="of:=IF([.$G12]+[.$I12]=0;;IF([.$I12]&gt;[.$G12];1;0))" office:value-type="float" office:value="1" calcext:value-type="float">
            <text:p>1</text:p>
          </table:table-cell>
          <table:table-cell table:style-name="ce60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60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11" table:formula="of:=IF([.$G12]+[.$I12]=0;;[.$I12])" office:value-type="float" office:value="57" calcext:value-type="float">
            <text:p>57</text:p>
          </table:table-cell>
          <table:table-cell table:style-name="ce11" table:formula="of:=IF([.$G12]+[.$I12]=0;;[.$G12])" office:value-type="float" office:value="32" calcext:value-type="float">
            <text:p>32</text:p>
          </table:table-cell>
          <table:table-cell table:style-name="ce61" table:formula="of:=IF([.$G12]+[.$I12]=0;;[.$I12]-[.$G12])" office:value-type="float" office:value="25" calcext:value-type="float">
            <text:p>+25</text:p>
          </table:table-cell>
          <table:table-cell table:style-name="ce60" table:formula="of:=IF([.$G12]+[.$I12]=0;&quot;(Vincente)&quot;;IF([.$G12]&gt;[.$I12];[.$B12];[.$C12]))" office:value-type="string" office:string-value="Barracuda" calcext:value-type="string">
            <text:p>Barracuda</text:p>
          </table:table-cell>
          <table:table-cell table:style-name="ce60" table:formula="of:=IF([.$G12]+[.$I12]=0;&quot;(Perdente)&quot;;IF([.$G12]&lt;[.$I12];[.$B12];[.$C1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18"/>
          <table:covered-table-cell table:number-columns-repeated="2" table:style-name="ce44"/>
          <table:table-cell table:style-name="ce47" table:formula="of:=IF([.B13]=&quot;&quot;;&quot;&quot;;HYPERLINK(VLOOKUP([.B13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46" table:content-validation-name="val5" office:value-type="time" office:time-value="PT12H00M00S" calcext:value-type="time">
            <text:p>12:00</text:p>
          </table:table-cell>
          <table:table-cell table:style-name="ce23" office:value-type="float" office:value="44" calcext:value-type="float" table:number-columns-spanned="1" table:number-rows-spanned="2">
            <text:p>4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3" calcext:value-type="float" table:number-columns-spanned="1" table:number-rows-spanned="2">
            <text:p>53</text:p>
          </table:table-cell>
          <table:table-cell/>
          <table:table-cell table:style-name="ce32" table:formula="of:=IF([.$B15]=&quot;&quot;;&quot;(Squadra A)&quot;;[.$B15])" office:value-type="string" office:string-value="Elefanti" calcext:value-type="string">
            <text:p>Elefanti</text:p>
          </table:table-cell>
          <table:table-cell table:style-name="ce11" table:formula="of:=IF([.$G15]+[.$I15]=0;;IF([.$G15]&gt;[.$I15];1;0))" office:value-type="float" office:value="0" calcext:value-type="float">
            <text:p>0</text:p>
          </table:table-cell>
          <table:table-cell table:style-name="ce60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60" table:formula="of:=IF([.$G15]+[.$I15]=0;;IF([.$G15]&lt;[.$I15];IF([.$G15]&amp;&quot;-&quot;&amp;[.$I15]&lt;&gt;&quot;0-20&quot;;1;0);0))" office:value-type="float" office:value="1" calcext:value-type="float">
            <text:p>1</text:p>
          </table:table-cell>
          <table:table-cell table:style-name="ce11" table:formula="of:=IF([.$G15]+[.$I15]=0;;[.$G15])" office:value-type="float" office:value="44" calcext:value-type="float">
            <text:p>44</text:p>
          </table:table-cell>
          <table:table-cell table:style-name="ce11" table:formula="of:=IF([.$G15]+[.$I15]=0;;[.$I15])" office:value-type="float" office:value="53" calcext:value-type="float">
            <text:p>53</text:p>
          </table:table-cell>
          <table:table-cell table:style-name="ce61" table:formula="of:=IF([.$G15]+[.$I15]=0;;[.$G15]-[.$I15])" office:value-type="float" office:value="-9" calcext:value-type="float">
            <text:p>-9</text:p>
          </table:table-cell>
          <table:table-cell table:style-name="ce32" table:formula="of:=IF([.$C15]=&quot;&quot;;&quot;(Squadra B)&quot;;[.$C15])" office:value-type="string" office:string-value="Fenicotteri" calcext:value-type="string">
            <text:p>Fenicotteri</text:p>
          </table:table-cell>
          <table:table-cell table:style-name="ce11" table:formula="of:=IF([.$G15]+[.$I15]=0;;IF([.$I15]&gt;[.$G15];1;0))" office:value-type="float" office:value="1" calcext:value-type="float">
            <text:p>1</text:p>
          </table:table-cell>
          <table:table-cell table:style-name="ce60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60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11" table:formula="of:=IF([.$G15]+[.$I15]=0;;[.$I15])" office:value-type="float" office:value="53" calcext:value-type="float">
            <text:p>53</text:p>
          </table:table-cell>
          <table:table-cell table:style-name="ce11" table:formula="of:=IF([.$G15]+[.$I15]=0;;[.$G15])" office:value-type="float" office:value="44" calcext:value-type="float">
            <text:p>44</text:p>
          </table:table-cell>
          <table:table-cell table:style-name="ce61" table:formula="of:=IF([.$G15]+[.$I15]=0;;[.$I15]-[.$G15])" office:value-type="float" office:value="9" calcext:value-type="float">
            <text:p>+9</text:p>
          </table:table-cell>
          <table:table-cell table:style-name="ce60" table:formula="of:=IF([.$G15]+[.$I15]=0;&quot;(Vincente)&quot;;IF([.$G15]&gt;[.$I15];[.$B15];[.$C15]))" office:value-type="string" office:string-value="Fenicotteri" calcext:value-type="string">
            <text:p>Fenicotteri</text:p>
          </table:table-cell>
          <table:table-cell table:style-name="ce60" table:formula="of:=IF([.$G15]+[.$I15]=0;&quot;(Perdente)&quot;;IF([.$G15]&lt;[.$I15];[.$B15];[.$C15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18"/>
          <table:covered-table-cell table:number-columns-repeated="2" table:style-name="ce44"/>
          <table:table-cell table:style-name="ce47" table:formula="of:=IF([.B16]=&quot;&quot;;&quot;&quot;;HYPERLINK(VLOOKUP([.B16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38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46" table:content-validation-name="val5" office:value-type="time" office:time-value="PT14H30M00S" calcext:value-type="time">
            <text:p>14:30</text:p>
          </table:table-cell>
          <table:table-cell table:style-name="ce49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7" calcext:value-type="float" table:number-columns-spanned="1" table:number-rows-spanned="2">
            <text:p>57</text:p>
          </table:table-cell>
          <table:table-cell/>
          <table:table-cell table:style-name="ce32" table:formula="of:=IF([.$B20]=&quot;&quot;;&quot;(Squadra A)&quot;;[.$B20])" office:value-type="string" office:string-value="Albatros" calcext:value-type="string">
            <text:p>Albatros</text:p>
          </table:table-cell>
          <table:table-cell table:style-name="ce11" table:formula="of:=IF([.$G20]+[.$I20]=0;;IF([.$G20]&gt;[.$I20];1;0))" office:value-type="float" office:value="0" calcext:value-type="float">
            <text:p>0</text:p>
          </table:table-cell>
          <table:table-cell table:style-name="ce60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60" table:formula="of:=IF([.$G20]+[.$I20]=0;;IF([.$G20]&lt;[.$I20];IF([.$G20]&amp;&quot;-&quot;&amp;[.$I20]&lt;&gt;&quot;0-20&quot;;1;0);0))" office:value-type="float" office:value="1" calcext:value-type="float">
            <text:p>1</text:p>
          </table:table-cell>
          <table:table-cell table:style-name="ce11" table:formula="of:=IF([.$G20]+[.$I20]=0;;[.$G20])" office:value-type="float" office:value="24" calcext:value-type="float">
            <text:p>24</text:p>
          </table:table-cell>
          <table:table-cell table:style-name="ce11" table:formula="of:=IF([.$G20]+[.$I20]=0;;[.$I20])" office:value-type="float" office:value="57" calcext:value-type="float">
            <text:p>57</text:p>
          </table:table-cell>
          <table:table-cell table:style-name="ce61" table:formula="of:=IF([.$G20]+[.$I20]=0;;[.$G20]-[.$I20])" office:value-type="float" office:value="-33" calcext:value-type="float">
            <text:p>-33</text:p>
          </table:table-cell>
          <table:table-cell table:style-name="ce32" table:formula="of:=IF([.$C20]=&quot;&quot;;&quot;(Squadra B)&quot;;[.$C20])" office:value-type="string" office:string-value="Gazzelle" calcext:value-type="string">
            <text:p>Gazzelle</text:p>
          </table:table-cell>
          <table:table-cell table:style-name="ce11" table:formula="of:=IF([.$G20]+[.$I20]=0;;IF([.$I20]&gt;[.$G20];1;0))" office:value-type="float" office:value="1" calcext:value-type="float">
            <text:p>1</text:p>
          </table:table-cell>
          <table:table-cell table:style-name="ce60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60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11" table:formula="of:=IF([.$G20]+[.$I20]=0;;[.$I20])" office:value-type="float" office:value="57" calcext:value-type="float">
            <text:p>57</text:p>
          </table:table-cell>
          <table:table-cell table:style-name="ce11" table:formula="of:=IF([.$G20]+[.$I20]=0;;[.$G20])" office:value-type="float" office:value="24" calcext:value-type="float">
            <text:p>24</text:p>
          </table:table-cell>
          <table:table-cell table:style-name="ce61" table:formula="of:=IF([.$G20]+[.$I20]=0;;[.$I20]-[.$G20])" office:value-type="float" office:value="33" calcext:value-type="float">
            <text:p>+33</text:p>
          </table:table-cell>
          <table:table-cell table:style-name="ce60" table:formula="of:=IF([.$G20]+[.$I20]=0;&quot;(Vincente)&quot;;IF([.$G20]&gt;[.$I20];[.$B20];[.$C20]))" office:value-type="string" office:string-value="Gazzelle" calcext:value-type="string">
            <text:p>Gazzelle</text:p>
          </table:table-cell>
          <table:table-cell table:style-name="ce60" table:formula="of:=IF([.$G20]+[.$I20]=0;&quot;(Perdente)&quot;;IF([.$G20]&lt;[.$I20];[.$B20];[.$C20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18"/>
          <table:covered-table-cell table:number-columns-repeated="2" table:style-name="ce44"/>
          <table:table-cell table:style-name="ce47" table:formula="of:=IF([.B21]=&quot;&quot;;&quot;&quot;;HYPERLINK(VLOOKUP([.B21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46" table:content-validation-name="val5" office:value-type="time" office:time-value="PT16H00M00S" calcext:value-type="time">
            <text:p>16:00</text:p>
          </table:table-cell>
          <table:table-cell table:style-name="ce23" office:value-type="float" office:value="35" calcext:value-type="float" table:number-columns-spanned="1" table:number-rows-spanned="2">
            <text:p>3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45" calcext:value-type="float" table:number-columns-spanned="1" table:number-rows-spanned="2">
            <text:p>45</text:p>
          </table:table-cell>
          <table:table-cell/>
          <table:table-cell table:style-name="ce32" table:formula="of:=IF([.$B23]=&quot;&quot;;&quot;(Squadra A)&quot;;[.$B23])" office:value-type="string" office:string-value="Cinghiali" calcext:value-type="string">
            <text:p>Cinghiali</text:p>
          </table:table-cell>
          <table:table-cell table:style-name="ce11" table:formula="of:=IF([.$G23]+[.$I23]=0;;IF([.$G23]&gt;[.$I23];1;0))" office:value-type="float" office:value="0" calcext:value-type="float">
            <text:p>0</text:p>
          </table:table-cell>
          <table:table-cell table:style-name="ce60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60" table:formula="of:=IF([.$G23]+[.$I23]=0;;IF([.$G23]&lt;[.$I23];IF([.$G23]&amp;&quot;-&quot;&amp;[.$I23]&lt;&gt;&quot;0-20&quot;;1;0);0))" office:value-type="float" office:value="1" calcext:value-type="float">
            <text:p>1</text:p>
          </table:table-cell>
          <table:table-cell table:style-name="ce11" table:formula="of:=IF([.$G23]+[.$I23]=0;;[.$G23])" office:value-type="float" office:value="35" calcext:value-type="float">
            <text:p>35</text:p>
          </table:table-cell>
          <table:table-cell table:style-name="ce11" table:formula="of:=IF([.$G23]+[.$I23]=0;;[.$I23])" office:value-type="float" office:value="45" calcext:value-type="float">
            <text:p>45</text:p>
          </table:table-cell>
          <table:table-cell table:style-name="ce61" table:formula="of:=IF([.$G23]+[.$I23]=0;;[.$G23]-[.$I23])" office:value-type="float" office:value="-10" calcext:value-type="float">
            <text:p>-10</text:p>
          </table:table-cell>
          <table:table-cell table:style-name="ce32" table:formula="of:=IF([.$C23]=&quot;&quot;;&quot;(Squadra B)&quot;;[.$C23])" office:value-type="string" office:string-value="Fenicotteri" calcext:value-type="string">
            <text:p>Fenicotteri</text:p>
          </table:table-cell>
          <table:table-cell table:style-name="ce11" table:formula="of:=IF([.$G23]+[.$I23]=0;;IF([.$I23]&gt;[.$G23];1;0))" office:value-type="float" office:value="1" calcext:value-type="float">
            <text:p>1</text:p>
          </table:table-cell>
          <table:table-cell table:style-name="ce60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60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11" table:formula="of:=IF([.$G23]+[.$I23]=0;;[.$I23])" office:value-type="float" office:value="45" calcext:value-type="float">
            <text:p>45</text:p>
          </table:table-cell>
          <table:table-cell table:style-name="ce11" table:formula="of:=IF([.$G23]+[.$I23]=0;;[.$G23])" office:value-type="float" office:value="35" calcext:value-type="float">
            <text:p>35</text:p>
          </table:table-cell>
          <table:table-cell table:style-name="ce61" table:formula="of:=IF([.$G23]+[.$I23]=0;;[.$I23]-[.$G23])" office:value-type="float" office:value="10" calcext:value-type="float">
            <text:p>+10</text:p>
          </table:table-cell>
          <table:table-cell table:style-name="ce60" table:formula="of:=IF([.$G23]+[.$I23]=0;&quot;(Vincente)&quot;;IF([.$G23]&gt;[.$I23];[.$B23];[.$C23]))" office:value-type="string" office:string-value="Fenicotteri" calcext:value-type="string">
            <text:p>Fenicotteri</text:p>
          </table:table-cell>
          <table:table-cell table:style-name="ce60" table:formula="of:=IF([.$G23]+[.$I23]=0;&quot;(Perdente)&quot;;IF([.$G23]&lt;[.$I23];[.$B23];[.$C23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18"/>
          <table:covered-table-cell table:number-columns-repeated="2" table:style-name="ce44"/>
          <table:table-cell table:style-name="ce47" table:formula="of:=IF([.B24]=&quot;&quot;;&quot;&quot;;HYPERLINK(VLOOKUP([.B24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46" table:content-validation-name="val5" office:value-type="time" office:time-value="PT17H30M00S" calcext:value-type="time">
            <text:p>17:30</text:p>
          </table:table-cell>
          <table:table-cell table:style-name="ce23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9" calcext:value-type="float" table:number-columns-spanned="1" table:number-rows-spanned="2">
            <text:p>59</text:p>
          </table:table-cell>
          <table:table-cell/>
          <table:table-cell table:style-name="ce32" table:formula="of:=IF([.$B26]=&quot;&quot;;&quot;(Squadra A)&quot;;[.$B26])" office:value-type="string" office:string-value="Barracuda" calcext:value-type="string">
            <text:p>Barracuda</text:p>
          </table:table-cell>
          <table:table-cell table:style-name="ce11" table:formula="of:=IF([.$G26]+[.$I26]=0;;IF([.$G26]&gt;[.$I26];1;0))" office:value-type="float" office:value="0" calcext:value-type="float">
            <text:p>0</text:p>
          </table:table-cell>
          <table:table-cell table:style-name="ce60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60" table:formula="of:=IF([.$G26]+[.$I26]=0;;IF([.$G26]&lt;[.$I26];IF([.$G26]&amp;&quot;-&quot;&amp;[.$I26]&lt;&gt;&quot;0-20&quot;;1;0);0))" office:value-type="float" office:value="1" calcext:value-type="float">
            <text:p>1</text:p>
          </table:table-cell>
          <table:table-cell table:style-name="ce11" table:formula="of:=IF([.$G26]+[.$I26]=0;;[.$G26])" office:value-type="float" office:value="52" calcext:value-type="float">
            <text:p>52</text:p>
          </table:table-cell>
          <table:table-cell table:style-name="ce11" table:formula="of:=IF([.$G26]+[.$I26]=0;;[.$I26])" office:value-type="float" office:value="59" calcext:value-type="float">
            <text:p>59</text:p>
          </table:table-cell>
          <table:table-cell table:style-name="ce61" table:formula="of:=IF([.$G26]+[.$I26]=0;;[.$G26]-[.$I26])" office:value-type="float" office:value="-7" calcext:value-type="float">
            <text:p>-7</text:p>
          </table:table-cell>
          <table:table-cell table:style-name="ce32" table:formula="of:=IF([.$C26]=&quot;&quot;;&quot;(Squadra B)&quot;;[.$C26])" office:value-type="string" office:string-value="Elefanti" calcext:value-type="string">
            <text:p>Elefanti</text:p>
          </table:table-cell>
          <table:table-cell table:style-name="ce11" table:formula="of:=IF([.$G26]+[.$I26]=0;;IF([.$I26]&gt;[.$G26];1;0))" office:value-type="float" office:value="1" calcext:value-type="float">
            <text:p>1</text:p>
          </table:table-cell>
          <table:table-cell table:style-name="ce60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60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11" table:formula="of:=IF([.$G26]+[.$I26]=0;;[.$I26])" office:value-type="float" office:value="59" calcext:value-type="float">
            <text:p>59</text:p>
          </table:table-cell>
          <table:table-cell table:style-name="ce11" table:formula="of:=IF([.$G26]+[.$I26]=0;;[.$G26])" office:value-type="float" office:value="52" calcext:value-type="float">
            <text:p>52</text:p>
          </table:table-cell>
          <table:table-cell table:style-name="ce61" table:formula="of:=IF([.$G26]+[.$I26]=0;;[.$I26]-[.$G26])" office:value-type="float" office:value="7" calcext:value-type="float">
            <text:p>+7</text:p>
          </table:table-cell>
          <table:table-cell table:style-name="ce60" table:formula="of:=IF([.$G26]+[.$I26]=0;&quot;(Vincente)&quot;;IF([.$G26]&gt;[.$I26];[.$B26];[.$C26]))" office:value-type="string" office:string-value="Elefanti" calcext:value-type="string">
            <text:p>Elefanti</text:p>
          </table:table-cell>
          <table:table-cell table:style-name="ce60" table:formula="of:=IF([.$G26]+[.$I26]=0;&quot;(Perdente)&quot;;IF([.$G26]&lt;[.$I26];[.$B26];[.$C26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18"/>
          <table:covered-table-cell table:number-columns-repeated="2" table:style-name="ce44"/>
          <table:table-cell table:style-name="ce47" table:formula="of:=IF([.B27]=&quot;&quot;;&quot;&quot;;HYPERLINK(VLOOKUP([.B27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38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46" table:content-validation-name="val5" office:value-type="time" office:time-value="PT09H30M00S" calcext:value-type="time">
            <text:p>09:30</text:p>
          </table:table-cell>
          <table:table-cell table:style-name="ce49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42" calcext:value-type="float" table:number-columns-spanned="1" table:number-rows-spanned="2">
            <text:p>42</text:p>
          </table:table-cell>
          <table:table-cell/>
          <table:table-cell table:style-name="ce32" table:formula="of:=IF([.$B31]=&quot;&quot;;&quot;(Squadra A)&quot;;[.$B31])" office:value-type="string" office:string-value="Albatros" calcext:value-type="string">
            <text:p>Albatros</text:p>
          </table:table-cell>
          <table:table-cell table:style-name="ce11" table:formula="of:=IF([.$G31]+[.$I31]=0;;IF([.$G31]&gt;[.$I31];1;0))" office:value-type="float" office:value="0" calcext:value-type="float">
            <text:p>0</text:p>
          </table:table-cell>
          <table:table-cell table:style-name="ce60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60" table:formula="of:=IF([.$G31]+[.$I31]=0;;IF([.$G31]&lt;[.$I31];IF([.$G31]&amp;&quot;-&quot;&amp;[.$I31]&lt;&gt;&quot;0-20&quot;;1;0);0))" office:value-type="float" office:value="1" calcext:value-type="float">
            <text:p>1</text:p>
          </table:table-cell>
          <table:table-cell table:style-name="ce11" table:formula="of:=IF([.$G31]+[.$I31]=0;;[.$G31])" office:value-type="float" office:value="13" calcext:value-type="float">
            <text:p>13</text:p>
          </table:table-cell>
          <table:table-cell table:style-name="ce11" table:formula="of:=IF([.$G31]+[.$I31]=0;;[.$I31])" office:value-type="float" office:value="42" calcext:value-type="float">
            <text:p>42</text:p>
          </table:table-cell>
          <table:table-cell table:style-name="ce61" table:formula="of:=IF([.$G31]+[.$I31]=0;;[.$G31]-[.$I31])" office:value-type="float" office:value="-29" calcext:value-type="float">
            <text:p>-29</text:p>
          </table:table-cell>
          <table:table-cell table:style-name="ce32" table:formula="of:=IF([.$C31]=&quot;&quot;;&quot;(Squadra B)&quot;;[.$C31])" office:value-type="string" office:string-value="Fenicotteri" calcext:value-type="string">
            <text:p>Fenicotteri</text:p>
          </table:table-cell>
          <table:table-cell table:style-name="ce11" table:formula="of:=IF([.$G31]+[.$I31]=0;;IF([.$I31]&gt;[.$G31];1;0))" office:value-type="float" office:value="1" calcext:value-type="float">
            <text:p>1</text:p>
          </table:table-cell>
          <table:table-cell table:style-name="ce60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60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11" table:formula="of:=IF([.$G31]+[.$I31]=0;;[.$I31])" office:value-type="float" office:value="42" calcext:value-type="float">
            <text:p>42</text:p>
          </table:table-cell>
          <table:table-cell table:style-name="ce11" table:formula="of:=IF([.$G31]+[.$I31]=0;;[.$G31])" office:value-type="float" office:value="13" calcext:value-type="float">
            <text:p>13</text:p>
          </table:table-cell>
          <table:table-cell table:style-name="ce61" table:formula="of:=IF([.$G31]+[.$I31]=0;;[.$I31]-[.$G31])" office:value-type="float" office:value="29" calcext:value-type="float">
            <text:p>+29</text:p>
          </table:table-cell>
          <table:table-cell table:style-name="ce60" table:formula="of:=IF([.$G31]+[.$I31]=0;&quot;(Vincente)&quot;;IF([.$G31]&gt;[.$I31];[.$B31];[.$C31]))" office:value-type="string" office:string-value="Fenicotteri" calcext:value-type="string">
            <text:p>Fenicotteri</text:p>
          </table:table-cell>
          <table:table-cell table:style-name="ce60" table:formula="of:=IF([.$G31]+[.$I31]=0;&quot;(Perdente)&quot;;IF([.$G31]&lt;[.$I31];[.$B31];[.$C3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32]=&quot;&quot;;&quot;&quot;;HYPERLINK(VLOOKUP([.B32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46" table:content-validation-name="val5" office:value-type="time" office:time-value="PT11H00M00S" calcext:value-type="time">
            <text:p>11:00</text:p>
          </table:table-cell>
          <table:table-cell table:style-name="ce23" office:value-type="float" office:value="50" calcext:value-type="float" table:number-columns-spanned="1" table:number-rows-spanned="2">
            <text:p>5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35" calcext:value-type="float" table:number-columns-spanned="1" table:number-rows-spanned="2">
            <text:p>35</text:p>
          </table:table-cell>
          <table:table-cell/>
          <table:table-cell table:style-name="ce32" table:formula="of:=IF([.$B34]=&quot;&quot;;&quot;(Squadra A)&quot;;[.$B34])" office:value-type="string" office:string-value="Delfini" calcext:value-type="string">
            <text:p>Delfini</text:p>
          </table:table-cell>
          <table:table-cell table:style-name="ce11" table:formula="of:=IF([.$G34]+[.$I34]=0;;IF([.$G34]&gt;[.$I34];1;0))" office:value-type="float" office:value="1" calcext:value-type="float">
            <text:p>1</text:p>
          </table:table-cell>
          <table:table-cell table:style-name="ce60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60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11" table:formula="of:=IF([.$G34]+[.$I34]=0;;[.$G34])" office:value-type="float" office:value="50" calcext:value-type="float">
            <text:p>50</text:p>
          </table:table-cell>
          <table:table-cell table:style-name="ce11" table:formula="of:=IF([.$G34]+[.$I34]=0;;[.$I34])" office:value-type="float" office:value="35" calcext:value-type="float">
            <text:p>35</text:p>
          </table:table-cell>
          <table:table-cell table:style-name="ce61" table:formula="of:=IF([.$G34]+[.$I34]=0;;[.$G34]-[.$I34])" office:value-type="float" office:value="15" calcext:value-type="float">
            <text:p>+15</text:p>
          </table:table-cell>
          <table:table-cell table:style-name="ce32" table:formula="of:=IF([.$C34]=&quot;&quot;;&quot;(Squadra B)&quot;;[.$C34])" office:value-type="string" office:string-value="Elefanti" calcext:value-type="string">
            <text:p>Elefanti</text:p>
          </table:table-cell>
          <table:table-cell table:style-name="ce11" table:formula="of:=IF([.$G34]+[.$I34]=0;;IF([.$I34]&gt;[.$G34];1;0))" office:value-type="float" office:value="0" calcext:value-type="float">
            <text:p>0</text:p>
          </table:table-cell>
          <table:table-cell table:style-name="ce60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60" table:formula="of:=IF([.$G34]+[.$I34]=0;;IF([.$I34]&lt;[.$G34];IF([.$G34]&amp;&quot;-&quot;&amp;[.$I34]&lt;&gt;&quot;20-0&quot;;1;0);0))" office:value-type="float" office:value="1" calcext:value-type="float">
            <text:p>1</text:p>
          </table:table-cell>
          <table:table-cell table:style-name="ce11" table:formula="of:=IF([.$G34]+[.$I34]=0;;[.$I34])" office:value-type="float" office:value="35" calcext:value-type="float">
            <text:p>35</text:p>
          </table:table-cell>
          <table:table-cell table:style-name="ce11" table:formula="of:=IF([.$G34]+[.$I34]=0;;[.$G34])" office:value-type="float" office:value="50" calcext:value-type="float">
            <text:p>50</text:p>
          </table:table-cell>
          <table:table-cell table:style-name="ce61" table:formula="of:=IF([.$G34]+[.$I34]=0;;[.$I34]-[.$G34])" office:value-type="float" office:value="-15" calcext:value-type="float">
            <text:p>-15</text:p>
          </table:table-cell>
          <table:table-cell table:style-name="ce60" table:formula="of:=IF([.$G34]+[.$I34]=0;&quot;(Vincente)&quot;;IF([.$G34]&gt;[.$I34];[.$B34];[.$C34]))" office:value-type="string" office:string-value="Delfini" calcext:value-type="string">
            <text:p>Delfini</text:p>
          </table:table-cell>
          <table:table-cell table:style-name="ce60" table:formula="of:=IF([.$G34]+[.$I34]=0;&quot;(Perdente)&quot;;IF([.$G34]&lt;[.$I34];[.$B34];[.$C3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35]=&quot;&quot;;&quot;&quot;;HYPERLINK(VLOOKUP([.B35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46" table:content-validation-name="val5" office:value-type="time" office:time-value="PT12H30M00S" calcext:value-type="time">
            <text:p>12:30</text:p>
          </table:table-cell>
          <table:table-cell table:style-name="ce23" office:value-type="float" office:value="50" calcext:value-type="float" table:number-columns-spanned="1" table:number-rows-spanned="2">
            <text:p>5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48" calcext:value-type="float" table:number-columns-spanned="1" table:number-rows-spanned="2">
            <text:p>48</text:p>
          </table:table-cell>
          <table:table-cell/>
          <table:table-cell table:style-name="ce32" table:formula="of:=IF([.$B37]=&quot;&quot;;&quot;(Squadra A)&quot;;[.$B37])" office:value-type="string" office:string-value="Cinghiali" calcext:value-type="string">
            <text:p>Cinghiali</text:p>
          </table:table-cell>
          <table:table-cell table:style-name="ce11" table:formula="of:=IF([.$G37]+[.$I37]=0;;IF([.$G37]&gt;[.$I37];1;0))" office:value-type="float" office:value="1" calcext:value-type="float">
            <text:p>1</text:p>
          </table:table-cell>
          <table:table-cell table:style-name="ce60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60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11" table:formula="of:=IF([.$G37]+[.$I37]=0;;[.$G37])" office:value-type="float" office:value="50" calcext:value-type="float">
            <text:p>50</text:p>
          </table:table-cell>
          <table:table-cell table:style-name="ce11" table:formula="of:=IF([.$G37]+[.$I37]=0;;[.$I37])" office:value-type="float" office:value="48" calcext:value-type="float">
            <text:p>48</text:p>
          </table:table-cell>
          <table:table-cell table:style-name="ce61" table:formula="of:=IF([.$G37]+[.$I37]=0;;[.$G37]-[.$I37])" office:value-type="float" office:value="2" calcext:value-type="float">
            <text:p>+2</text:p>
          </table:table-cell>
          <table:table-cell table:style-name="ce32" table:formula="of:=IF([.$C37]=&quot;&quot;;&quot;(Squadra B)&quot;;[.$C37])" office:value-type="string" office:string-value="Gazzelle" calcext:value-type="string">
            <text:p>Gazzelle</text:p>
          </table:table-cell>
          <table:table-cell table:style-name="ce11" table:formula="of:=IF([.$G37]+[.$I37]=0;;IF([.$I37]&gt;[.$G37];1;0))" office:value-type="float" office:value="0" calcext:value-type="float">
            <text:p>0</text:p>
          </table:table-cell>
          <table:table-cell table:style-name="ce60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60" table:formula="of:=IF([.$G37]+[.$I37]=0;;IF([.$I37]&lt;[.$G37];IF([.$G37]&amp;&quot;-&quot;&amp;[.$I37]&lt;&gt;&quot;20-0&quot;;1;0);0))" office:value-type="float" office:value="1" calcext:value-type="float">
            <text:p>1</text:p>
          </table:table-cell>
          <table:table-cell table:style-name="ce11" table:formula="of:=IF([.$G37]+[.$I37]=0;;[.$I37])" office:value-type="float" office:value="48" calcext:value-type="float">
            <text:p>48</text:p>
          </table:table-cell>
          <table:table-cell table:style-name="ce11" table:formula="of:=IF([.$G37]+[.$I37]=0;;[.$G37])" office:value-type="float" office:value="50" calcext:value-type="float">
            <text:p>50</text:p>
          </table:table-cell>
          <table:table-cell table:style-name="ce61" table:formula="of:=IF([.$G37]+[.$I37]=0;;[.$I37]-[.$G37])" office:value-type="float" office:value="-2" calcext:value-type="float">
            <text:p>-2</text:p>
          </table:table-cell>
          <table:table-cell table:style-name="ce60" table:formula="of:=IF([.$G37]+[.$I37]=0;&quot;(Vincente)&quot;;IF([.$G37]&gt;[.$I37];[.$B37];[.$C37]))" office:value-type="string" office:string-value="Cinghiali" calcext:value-type="string">
            <text:p>Cinghiali</text:p>
          </table:table-cell>
          <table:table-cell table:style-name="ce60" table:formula="of:=IF([.$G37]+[.$I37]=0;&quot;(Perdente)&quot;;IF([.$G37]&lt;[.$I37];[.$B37];[.$C37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38]=&quot;&quot;;&quot;&quot;;HYPERLINK(VLOOKUP([.B38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38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46" table:content-validation-name="val5" office:value-type="time" office:time-value="PT14H30M00S" calcext:value-type="time">
            <text:p>14:30</text:p>
          </table:table-cell>
          <table:table-cell table:style-name="ce49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2" calcext:value-type="float" table:number-columns-spanned="1" table:number-rows-spanned="2">
            <text:p>52</text:p>
          </table:table-cell>
          <table:table-cell/>
          <table:table-cell table:style-name="ce32" table:formula="of:=IF([.$B42]=&quot;&quot;;&quot;(Squadra A)&quot;;[.$B42])" office:value-type="string" office:string-value="Albatros" calcext:value-type="string">
            <text:p>Albatros</text:p>
          </table:table-cell>
          <table:table-cell table:style-name="ce11" table:formula="of:=IF([.$G42]+[.$I42]=0;;IF([.$G42]&gt;[.$I42];1;0))" office:value-type="float" office:value="0" calcext:value-type="float">
            <text:p>0</text:p>
          </table:table-cell>
          <table:table-cell table:style-name="ce60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60" table:formula="of:=IF([.$G42]+[.$I42]=0;;IF([.$G42]&lt;[.$I42];IF([.$G42]&amp;&quot;-&quot;&amp;[.$I42]&lt;&gt;&quot;0-20&quot;;1;0);0))" office:value-type="float" office:value="1" calcext:value-type="float">
            <text:p>1</text:p>
          </table:table-cell>
          <table:table-cell table:style-name="ce11" table:formula="of:=IF([.$G42]+[.$I42]=0;;[.$G42])" office:value-type="float" office:value="45" calcext:value-type="float">
            <text:p>45</text:p>
          </table:table-cell>
          <table:table-cell table:style-name="ce11" table:formula="of:=IF([.$G42]+[.$I42]=0;;[.$I42])" office:value-type="float" office:value="52" calcext:value-type="float">
            <text:p>52</text:p>
          </table:table-cell>
          <table:table-cell table:style-name="ce61" table:formula="of:=IF([.$G42]+[.$I42]=0;;[.$G42]-[.$I42])" office:value-type="float" office:value="-7" calcext:value-type="float">
            <text:p>-7</text:p>
          </table:table-cell>
          <table:table-cell table:style-name="ce32" table:formula="of:=IF([.$C42]=&quot;&quot;;&quot;(Squadra B)&quot;;[.$C42])" office:value-type="string" office:string-value="Delfini" calcext:value-type="string">
            <text:p>Delfini</text:p>
          </table:table-cell>
          <table:table-cell table:style-name="ce11" table:formula="of:=IF([.$G42]+[.$I42]=0;;IF([.$I42]&gt;[.$G42];1;0))" office:value-type="float" office:value="1" calcext:value-type="float">
            <text:p>1</text:p>
          </table:table-cell>
          <table:table-cell table:style-name="ce60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60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11" table:formula="of:=IF([.$G42]+[.$I42]=0;;[.$I42])" office:value-type="float" office:value="52" calcext:value-type="float">
            <text:p>52</text:p>
          </table:table-cell>
          <table:table-cell table:style-name="ce11" table:formula="of:=IF([.$G42]+[.$I42]=0;;[.$G42])" office:value-type="float" office:value="45" calcext:value-type="float">
            <text:p>45</text:p>
          </table:table-cell>
          <table:table-cell table:style-name="ce61" table:formula="of:=IF([.$G42]+[.$I42]=0;;[.$I42]-[.$G42])" office:value-type="float" office:value="7" calcext:value-type="float">
            <text:p>+7</text:p>
          </table:table-cell>
          <table:table-cell table:style-name="ce60" table:formula="of:=IF([.$G42]+[.$I42]=0;&quot;(Vincente)&quot;;IF([.$G42]&gt;[.$I42];[.$B42];[.$C42]))" office:value-type="string" office:string-value="Delfini" calcext:value-type="string">
            <text:p>Delfini</text:p>
          </table:table-cell>
          <table:table-cell table:style-name="ce60" table:formula="of:=IF([.$G42]+[.$I42]=0;&quot;(Perdente)&quot;;IF([.$G42]&lt;[.$I42];[.$B42];[.$C4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18"/>
          <table:covered-table-cell table:number-columns-repeated="2" table:style-name="ce44"/>
          <table:table-cell table:style-name="ce47" table:formula="of:=IF([.B43]=&quot;&quot;;&quot;&quot;;HYPERLINK(VLOOKUP([.B43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46" table:content-validation-name="val5" office:value-type="time" office:time-value="PT16H00M00S" calcext:value-type="time">
            <text:p>16:00</text:p>
          </table:table-cell>
          <table:table-cell table:style-name="ce23" office:value-type="float" office:value="76" calcext:value-type="float" table:number-columns-spanned="1" table:number-rows-spanned="2">
            <text:p>76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8" calcext:value-type="float" table:number-columns-spanned="1" table:number-rows-spanned="2">
            <text:p>58</text:p>
          </table:table-cell>
          <table:table-cell/>
          <table:table-cell table:style-name="ce32" table:formula="of:=IF([.$B45]=&quot;&quot;;&quot;(Squadra A)&quot;;[.$B45])" office:value-type="string" office:string-value="Barracuda" calcext:value-type="string">
            <text:p>Barracuda</text:p>
          </table:table-cell>
          <table:table-cell table:style-name="ce11" table:formula="of:=IF([.$G45]+[.$I45]=0;;IF([.$G45]&gt;[.$I45];1;0))" office:value-type="float" office:value="1" calcext:value-type="float">
            <text:p>1</text:p>
          </table:table-cell>
          <table:table-cell table:style-name="ce60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60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11" table:formula="of:=IF([.$G45]+[.$I45]=0;;[.$G45])" office:value-type="float" office:value="76" calcext:value-type="float">
            <text:p>76</text:p>
          </table:table-cell>
          <table:table-cell table:style-name="ce11" table:formula="of:=IF([.$G45]+[.$I45]=0;;[.$I45])" office:value-type="float" office:value="58" calcext:value-type="float">
            <text:p>58</text:p>
          </table:table-cell>
          <table:table-cell table:style-name="ce61" table:formula="of:=IF([.$G45]+[.$I45]=0;;[.$G45]-[.$I45])" office:value-type="float" office:value="18" calcext:value-type="float">
            <text:p>+18</text:p>
          </table:table-cell>
          <table:table-cell table:style-name="ce32" table:formula="of:=IF([.$C45]=&quot;&quot;;&quot;(Squadra B)&quot;;[.$C45])" office:value-type="string" office:string-value="Fenicotteri" calcext:value-type="string">
            <text:p>Fenicotteri</text:p>
          </table:table-cell>
          <table:table-cell table:style-name="ce11" table:formula="of:=IF([.$G45]+[.$I45]=0;;IF([.$I45]&gt;[.$G45];1;0))" office:value-type="float" office:value="0" calcext:value-type="float">
            <text:p>0</text:p>
          </table:table-cell>
          <table:table-cell table:style-name="ce60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60" table:formula="of:=IF([.$G45]+[.$I45]=0;;IF([.$I45]&lt;[.$G45];IF([.$G45]&amp;&quot;-&quot;&amp;[.$I45]&lt;&gt;&quot;20-0&quot;;1;0);0))" office:value-type="float" office:value="1" calcext:value-type="float">
            <text:p>1</text:p>
          </table:table-cell>
          <table:table-cell table:style-name="ce11" table:formula="of:=IF([.$G45]+[.$I45]=0;;[.$I45])" office:value-type="float" office:value="58" calcext:value-type="float">
            <text:p>58</text:p>
          </table:table-cell>
          <table:table-cell table:style-name="ce11" table:formula="of:=IF([.$G45]+[.$I45]=0;;[.$G45])" office:value-type="float" office:value="76" calcext:value-type="float">
            <text:p>76</text:p>
          </table:table-cell>
          <table:table-cell table:style-name="ce61" table:formula="of:=IF([.$G45]+[.$I45]=0;;[.$I45]-[.$G45])" office:value-type="float" office:value="-18" calcext:value-type="float">
            <text:p>-18</text:p>
          </table:table-cell>
          <table:table-cell table:style-name="ce60" table:formula="of:=IF([.$G45]+[.$I45]=0;&quot;(Vincente)&quot;;IF([.$G45]&gt;[.$I45];[.$B45];[.$C45]))" office:value-type="string" office:string-value="Barracuda" calcext:value-type="string">
            <text:p>Barracuda</text:p>
          </table:table-cell>
          <table:table-cell table:style-name="ce60" table:formula="of:=IF([.$G45]+[.$I45]=0;&quot;(Perdente)&quot;;IF([.$G45]&lt;[.$I45];[.$B45];[.$C45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18"/>
          <table:covered-table-cell table:number-columns-repeated="2" table:style-name="ce44"/>
          <table:table-cell table:style-name="ce47" table:formula="of:=IF([.B46]=&quot;&quot;;&quot;&quot;;HYPERLINK(VLOOKUP([.B46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46" table:content-validation-name="val5" office:value-type="time" office:time-value="PT17H30M00S" calcext:value-type="time">
            <text:p>17:30</text:p>
          </table:table-cell>
          <table:table-cell table:style-name="ce23" office:value-type="float" office:value="43" calcext:value-type="float" table:number-columns-spanned="1" table:number-rows-spanned="2">
            <text:p>43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79" calcext:value-type="float" table:number-columns-spanned="1" table:number-rows-spanned="2">
            <text:p>79</text:p>
          </table:table-cell>
          <table:table-cell/>
          <table:table-cell table:style-name="ce32" table:formula="of:=IF([.$B48]=&quot;&quot;;&quot;(Squadra A)&quot;;[.$B48])" office:value-type="string" office:string-value="Gazzelle" calcext:value-type="string">
            <text:p>Gazzelle</text:p>
          </table:table-cell>
          <table:table-cell table:style-name="ce11" table:formula="of:=IF([.$G48]+[.$I48]=0;;IF([.$G48]&gt;[.$I48];1;0))" office:value-type="float" office:value="0" calcext:value-type="float">
            <text:p>0</text:p>
          </table:table-cell>
          <table:table-cell table:style-name="ce60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60" table:formula="of:=IF([.$G48]+[.$I48]=0;;IF([.$G48]&lt;[.$I48];IF([.$G48]&amp;&quot;-&quot;&amp;[.$I48]&lt;&gt;&quot;0-20&quot;;1;0);0))" office:value-type="float" office:value="1" calcext:value-type="float">
            <text:p>1</text:p>
          </table:table-cell>
          <table:table-cell table:style-name="ce11" table:formula="of:=IF([.$G48]+[.$I48]=0;;[.$G48])" office:value-type="float" office:value="43" calcext:value-type="float">
            <text:p>43</text:p>
          </table:table-cell>
          <table:table-cell table:style-name="ce11" table:formula="of:=IF([.$G48]+[.$I48]=0;;[.$I48])" office:value-type="float" office:value="79" calcext:value-type="float">
            <text:p>79</text:p>
          </table:table-cell>
          <table:table-cell table:style-name="ce61" table:formula="of:=IF([.$G48]+[.$I48]=0;;[.$G48]-[.$I48])" office:value-type="float" office:value="-36" calcext:value-type="float">
            <text:p>-36</text:p>
          </table:table-cell>
          <table:table-cell table:style-name="ce32" table:formula="of:=IF([.$C48]=&quot;&quot;;&quot;(Squadra B)&quot;;[.$C48])" office:value-type="string" office:string-value="Elefanti" calcext:value-type="string">
            <text:p>Elefanti</text:p>
          </table:table-cell>
          <table:table-cell table:style-name="ce11" table:formula="of:=IF([.$G48]+[.$I48]=0;;IF([.$I48]&gt;[.$G48];1;0))" office:value-type="float" office:value="1" calcext:value-type="float">
            <text:p>1</text:p>
          </table:table-cell>
          <table:table-cell table:style-name="ce60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60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11" table:formula="of:=IF([.$G48]+[.$I48]=0;;[.$I48])" office:value-type="float" office:value="79" calcext:value-type="float">
            <text:p>79</text:p>
          </table:table-cell>
          <table:table-cell table:style-name="ce11" table:formula="of:=IF([.$G48]+[.$I48]=0;;[.$G48])" office:value-type="float" office:value="43" calcext:value-type="float">
            <text:p>43</text:p>
          </table:table-cell>
          <table:table-cell table:style-name="ce61" table:formula="of:=IF([.$G48]+[.$I48]=0;;[.$I48]-[.$G48])" office:value-type="float" office:value="36" calcext:value-type="float">
            <text:p>+36</text:p>
          </table:table-cell>
          <table:table-cell table:style-name="ce60" table:formula="of:=IF([.$G48]+[.$I48]=0;&quot;(Vincente)&quot;;IF([.$G48]&gt;[.$I48];[.$B48];[.$C48]))" office:value-type="string" office:string-value="Elefanti" calcext:value-type="string">
            <text:p>Elefanti</text:p>
          </table:table-cell>
          <table:table-cell table:style-name="ce60" table:formula="of:=IF([.$G48]+[.$I48]=0;&quot;(Perdente)&quot;;IF([.$G48]&lt;[.$I48];[.$B48];[.$C48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18"/>
          <table:covered-table-cell table:number-columns-repeated="2" table:style-name="ce44"/>
          <table:table-cell table:style-name="ce47" table:formula="of:=IF([.B49]=&quot;&quot;;&quot;&quot;;HYPERLINK(VLOOKUP([.B49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38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46" table:content-validation-name="val5" office:value-type="time" office:time-value="PT08H30M00S" calcext:value-type="time">
            <text:p>08:30</text:p>
          </table:table-cell>
          <table:table-cell table:style-name="ce49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2" calcext:value-type="float" table:number-columns-spanned="1" table:number-rows-spanned="2">
            <text:p>52</text:p>
          </table:table-cell>
          <table:table-cell/>
          <table:table-cell table:style-name="ce32" table:formula="of:=IF([.$B53]=&quot;&quot;;&quot;(Squadra A)&quot;;[.$B53])" office:value-type="string" office:string-value="Barracuda" calcext:value-type="string">
            <text:p>Barracuda</text:p>
          </table:table-cell>
          <table:table-cell table:style-name="ce11" table:formula="of:=IF([.$G53]+[.$I53]=0;;IF([.$G53]&gt;[.$I53];1;0))" office:value-type="float" office:value="0" calcext:value-type="float">
            <text:p>0</text:p>
          </table:table-cell>
          <table:table-cell table:style-name="ce60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60" table:formula="of:=IF([.$G53]+[.$I53]=0;;IF([.$G53]&lt;[.$I53];IF([.$G53]&amp;&quot;-&quot;&amp;[.$I53]&lt;&gt;&quot;0-20&quot;;1;0);0))" office:value-type="float" office:value="1" calcext:value-type="float">
            <text:p>1</text:p>
          </table:table-cell>
          <table:table-cell table:style-name="ce11" table:formula="of:=IF([.$G53]+[.$I53]=0;;[.$G53])" office:value-type="float" office:value="51" calcext:value-type="float">
            <text:p>51</text:p>
          </table:table-cell>
          <table:table-cell table:style-name="ce11" table:formula="of:=IF([.$G53]+[.$I53]=0;;[.$I53])" office:value-type="float" office:value="52" calcext:value-type="float">
            <text:p>52</text:p>
          </table:table-cell>
          <table:table-cell table:style-name="ce61" table:formula="of:=IF([.$G53]+[.$I53]=0;;[.$G53]-[.$I53])" office:value-type="float" office:value="-1" calcext:value-type="float">
            <text:p>-1</text:p>
          </table:table-cell>
          <table:table-cell table:style-name="ce32" table:formula="of:=IF([.$C53]=&quot;&quot;;&quot;(Squadra B)&quot;;[.$C53])" office:value-type="string" office:string-value="Delfini" calcext:value-type="string">
            <text:p>Delfini</text:p>
          </table:table-cell>
          <table:table-cell table:style-name="ce11" table:formula="of:=IF([.$G53]+[.$I53]=0;;IF([.$I53]&gt;[.$G53];1;0))" office:value-type="float" office:value="1" calcext:value-type="float">
            <text:p>1</text:p>
          </table:table-cell>
          <table:table-cell table:style-name="ce60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60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11" table:formula="of:=IF([.$G53]+[.$I53]=0;;[.$I53])" office:value-type="float" office:value="52" calcext:value-type="float">
            <text:p>52</text:p>
          </table:table-cell>
          <table:table-cell table:style-name="ce11" table:formula="of:=IF([.$G53]+[.$I53]=0;;[.$G53])" office:value-type="float" office:value="51" calcext:value-type="float">
            <text:p>51</text:p>
          </table:table-cell>
          <table:table-cell table:style-name="ce61" table:formula="of:=IF([.$G53]+[.$I53]=0;;[.$I53]-[.$G53])" office:value-type="float" office:value="1" calcext:value-type="float">
            <text:p>+1</text:p>
          </table:table-cell>
          <table:table-cell table:style-name="ce60" table:formula="of:=IF([.$G53]+[.$I53]=0;&quot;(Vincente)&quot;;IF([.$G53]&gt;[.$I53];[.$B53];[.$C53]))" office:value-type="string" office:string-value="Delfini" calcext:value-type="string">
            <text:p>Delfini</text:p>
          </table:table-cell>
          <table:table-cell table:style-name="ce60" table:formula="of:=IF([.$G53]+[.$I53]=0;&quot;(Perdente)&quot;;IF([.$G53]&lt;[.$I53];[.$B53];[.$C53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54]=&quot;&quot;;&quot;&quot;;HYPERLINK(VLOOKUP([.B54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46" table:content-validation-name="val5" office:value-type="time" office:time-value="PT10H00M00S" calcext:value-type="time">
            <text:p>10:00</text:p>
          </table:table-cell>
          <table:table-cell table:style-name="ce23" office:value-type="float" office:value="34" calcext:value-type="float" table:number-columns-spanned="1" table:number-rows-spanned="2">
            <text:p>3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71" calcext:value-type="float" table:number-columns-spanned="1" table:number-rows-spanned="2">
            <text:p>71</text:p>
          </table:table-cell>
          <table:table-cell/>
          <table:table-cell table:style-name="ce32" table:formula="of:=IF([.$B56]=&quot;&quot;;&quot;(Squadra A)&quot;;[.$B56])" office:value-type="string" office:string-value="Cinghiali" calcext:value-type="string">
            <text:p>Cinghiali</text:p>
          </table:table-cell>
          <table:table-cell table:style-name="ce11" table:formula="of:=IF([.$G56]+[.$I56]=0;;IF([.$G56]&gt;[.$I56];1;0))" office:value-type="float" office:value="0" calcext:value-type="float">
            <text:p>0</text:p>
          </table:table-cell>
          <table:table-cell table:style-name="ce60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60" table:formula="of:=IF([.$G56]+[.$I56]=0;;IF([.$G56]&lt;[.$I56];IF([.$G56]&amp;&quot;-&quot;&amp;[.$I56]&lt;&gt;&quot;0-20&quot;;1;0);0))" office:value-type="float" office:value="1" calcext:value-type="float">
            <text:p>1</text:p>
          </table:table-cell>
          <table:table-cell table:style-name="ce11" table:formula="of:=IF([.$G56]+[.$I56]=0;;[.$G56])" office:value-type="float" office:value="34" calcext:value-type="float">
            <text:p>34</text:p>
          </table:table-cell>
          <table:table-cell table:style-name="ce11" table:formula="of:=IF([.$G56]+[.$I56]=0;;[.$I56])" office:value-type="float" office:value="71" calcext:value-type="float">
            <text:p>71</text:p>
          </table:table-cell>
          <table:table-cell table:style-name="ce61" table:formula="of:=IF([.$G56]+[.$I56]=0;;[.$G56]-[.$I56])" office:value-type="float" office:value="-37" calcext:value-type="float">
            <text:p>-37</text:p>
          </table:table-cell>
          <table:table-cell table:style-name="ce32" table:formula="of:=IF([.$C56]=&quot;&quot;;&quot;(Squadra B)&quot;;[.$C56])" office:value-type="string" office:string-value="Elefanti" calcext:value-type="string">
            <text:p>Elefanti</text:p>
          </table:table-cell>
          <table:table-cell table:style-name="ce11" table:formula="of:=IF([.$G56]+[.$I56]=0;;IF([.$I56]&gt;[.$G56];1;0))" office:value-type="float" office:value="1" calcext:value-type="float">
            <text:p>1</text:p>
          </table:table-cell>
          <table:table-cell table:style-name="ce60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60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11" table:formula="of:=IF([.$G56]+[.$I56]=0;;[.$I56])" office:value-type="float" office:value="71" calcext:value-type="float">
            <text:p>71</text:p>
          </table:table-cell>
          <table:table-cell table:style-name="ce11" table:formula="of:=IF([.$G56]+[.$I56]=0;;[.$G56])" office:value-type="float" office:value="34" calcext:value-type="float">
            <text:p>34</text:p>
          </table:table-cell>
          <table:table-cell table:style-name="ce61" table:formula="of:=IF([.$G56]+[.$I56]=0;;[.$I56]-[.$G56])" office:value-type="float" office:value="37" calcext:value-type="float">
            <text:p>+37</text:p>
          </table:table-cell>
          <table:table-cell table:style-name="ce60" table:formula="of:=IF([.$G56]+[.$I56]=0;&quot;(Vincente)&quot;;IF([.$G56]&gt;[.$I56];[.$B56];[.$C56]))" office:value-type="string" office:string-value="Elefanti" calcext:value-type="string">
            <text:p>Elefanti</text:p>
          </table:table-cell>
          <table:table-cell table:style-name="ce60" table:formula="of:=IF([.$G56]+[.$I56]=0;&quot;(Perdente)&quot;;IF([.$G56]&lt;[.$I56];[.$B56];[.$C56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57]=&quot;&quot;;&quot;&quot;;HYPERLINK(VLOOKUP([.B57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46" table:content-validation-name="val5" office:value-type="time" office:time-value="PT11H30M00S" calcext:value-type="time">
            <text:p>11:30</text:p>
          </table:table-cell>
          <table:table-cell table:style-name="ce23" office:value-type="float" office:value="47" calcext:value-type="float" table:number-columns-spanned="1" table:number-rows-spanned="2">
            <text:p>47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33" calcext:value-type="float" table:number-columns-spanned="1" table:number-rows-spanned="2">
            <text:p>33</text:p>
          </table:table-cell>
          <table:table-cell/>
          <table:table-cell table:style-name="ce32" table:formula="of:=IF([.$B59]=&quot;&quot;;&quot;(Squadra A)&quot;;[.$B59])" office:value-type="string" office:string-value="Fenicotteri" calcext:value-type="string">
            <text:p>Fenicotteri</text:p>
          </table:table-cell>
          <table:table-cell table:style-name="ce11" table:formula="of:=IF([.$G59]+[.$I59]=0;;IF([.$G59]&gt;[.$I59];1;0))" office:value-type="float" office:value="1" calcext:value-type="float">
            <text:p>1</text:p>
          </table:table-cell>
          <table:table-cell table:style-name="ce60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60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11" table:formula="of:=IF([.$G59]+[.$I59]=0;;[.$G59])" office:value-type="float" office:value="47" calcext:value-type="float">
            <text:p>47</text:p>
          </table:table-cell>
          <table:table-cell table:style-name="ce11" table:formula="of:=IF([.$G59]+[.$I59]=0;;[.$I59])" office:value-type="float" office:value="33" calcext:value-type="float">
            <text:p>33</text:p>
          </table:table-cell>
          <table:table-cell table:style-name="ce61" table:formula="of:=IF([.$G59]+[.$I59]=0;;[.$G59]-[.$I59])" office:value-type="float" office:value="14" calcext:value-type="float">
            <text:p>+14</text:p>
          </table:table-cell>
          <table:table-cell table:style-name="ce32" table:formula="of:=IF([.$C59]=&quot;&quot;;&quot;(Squadra B)&quot;;[.$C59])" office:value-type="string" office:string-value="Gazzelle" calcext:value-type="string">
            <text:p>Gazzelle</text:p>
          </table:table-cell>
          <table:table-cell table:style-name="ce11" table:formula="of:=IF([.$G59]+[.$I59]=0;;IF([.$I59]&gt;[.$G59];1;0))" office:value-type="float" office:value="0" calcext:value-type="float">
            <text:p>0</text:p>
          </table:table-cell>
          <table:table-cell table:style-name="ce60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60" table:formula="of:=IF([.$G59]+[.$I59]=0;;IF([.$I59]&lt;[.$G59];IF([.$G59]&amp;&quot;-&quot;&amp;[.$I59]&lt;&gt;&quot;20-0&quot;;1;0);0))" office:value-type="float" office:value="1" calcext:value-type="float">
            <text:p>1</text:p>
          </table:table-cell>
          <table:table-cell table:style-name="ce11" table:formula="of:=IF([.$G59]+[.$I59]=0;;[.$I59])" office:value-type="float" office:value="33" calcext:value-type="float">
            <text:p>33</text:p>
          </table:table-cell>
          <table:table-cell table:style-name="ce11" table:formula="of:=IF([.$G59]+[.$I59]=0;;[.$G59])" office:value-type="float" office:value="47" calcext:value-type="float">
            <text:p>47</text:p>
          </table:table-cell>
          <table:table-cell table:style-name="ce61" table:formula="of:=IF([.$G59]+[.$I59]=0;;[.$I59]-[.$G59])" office:value-type="float" office:value="-14" calcext:value-type="float">
            <text:p>-14</text:p>
          </table:table-cell>
          <table:table-cell table:style-name="ce60" table:formula="of:=IF([.$G59]+[.$I59]=0;&quot;(Vincente)&quot;;IF([.$G59]&gt;[.$I59];[.$B59];[.$C59]))" office:value-type="string" office:string-value="Fenicotteri" calcext:value-type="string">
            <text:p>Fenicotteri</text:p>
          </table:table-cell>
          <table:table-cell table:style-name="ce60" table:formula="of:=IF([.$G59]+[.$I59]=0;&quot;(Perdente)&quot;;IF([.$G59]&lt;[.$I59];[.$B59];[.$C59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60]=&quot;&quot;;&quot;&quot;;HYPERLINK(VLOOKUP([.B60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38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46" table:content-validation-name="val5" office:value-type="time" office:time-value="PT08H45M00S" calcext:value-type="time">
            <text:p>08:45</text:p>
          </table:table-cell>
          <table:table-cell table:style-name="ce49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63" calcext:value-type="float" table:number-columns-spanned="1" table:number-rows-spanned="2">
            <text:p>63</text:p>
          </table:table-cell>
          <table:table-cell/>
          <table:table-cell table:style-name="ce32" table:formula="of:=IF([.$B64]=&quot;&quot;;&quot;(Squadra A)&quot;;[.$B64])" office:value-type="string" office:string-value="Albatros" calcext:value-type="string">
            <text:p>Albatros</text:p>
          </table:table-cell>
          <table:table-cell table:style-name="ce11" table:formula="of:=IF([.$G64]+[.$I64]=0;;IF([.$G64]&gt;[.$I64];1;0))" office:value-type="float" office:value="0" calcext:value-type="float">
            <text:p>0</text:p>
          </table:table-cell>
          <table:table-cell table:style-name="ce60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60" table:formula="of:=IF([.$G64]+[.$I64]=0;;IF([.$G64]&lt;[.$I64];IF([.$G64]&amp;&quot;-&quot;&amp;[.$I64]&lt;&gt;&quot;0-20&quot;;1;0);0))" office:value-type="float" office:value="1" calcext:value-type="float">
            <text:p>1</text:p>
          </table:table-cell>
          <table:table-cell table:style-name="ce11" table:formula="of:=IF([.$G64]+[.$I64]=0;;[.$G64])" office:value-type="float" office:value="15" calcext:value-type="float">
            <text:p>15</text:p>
          </table:table-cell>
          <table:table-cell table:style-name="ce11" table:formula="of:=IF([.$G64]+[.$I64]=0;;[.$I64])" office:value-type="float" office:value="63" calcext:value-type="float">
            <text:p>63</text:p>
          </table:table-cell>
          <table:table-cell table:style-name="ce61" table:formula="of:=IF([.$G64]+[.$I64]=0;;[.$G64]-[.$I64])" office:value-type="float" office:value="-48" calcext:value-type="float">
            <text:p>-48</text:p>
          </table:table-cell>
          <table:table-cell table:style-name="ce32" table:formula="of:=IF([.$C64]=&quot;&quot;;&quot;(Squadra B)&quot;;[.$C64])" office:value-type="string" office:string-value="Elefanti" calcext:value-type="string">
            <text:p>Elefanti</text:p>
          </table:table-cell>
          <table:table-cell table:style-name="ce11" table:formula="of:=IF([.$G64]+[.$I64]=0;;IF([.$I64]&gt;[.$G64];1;0))" office:value-type="float" office:value="1" calcext:value-type="float">
            <text:p>1</text:p>
          </table:table-cell>
          <table:table-cell table:style-name="ce60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60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11" table:formula="of:=IF([.$G64]+[.$I64]=0;;[.$I64])" office:value-type="float" office:value="63" calcext:value-type="float">
            <text:p>63</text:p>
          </table:table-cell>
          <table:table-cell table:style-name="ce11" table:formula="of:=IF([.$G64]+[.$I64]=0;;[.$G64])" office:value-type="float" office:value="15" calcext:value-type="float">
            <text:p>15</text:p>
          </table:table-cell>
          <table:table-cell table:style-name="ce61" table:formula="of:=IF([.$G64]+[.$I64]=0;;[.$I64]-[.$G64])" office:value-type="float" office:value="48" calcext:value-type="float">
            <text:p>+48</text:p>
          </table:table-cell>
          <table:table-cell table:style-name="ce60" table:formula="of:=IF([.$G64]+[.$I64]=0;&quot;(Vincente)&quot;;IF([.$G64]&gt;[.$I64];[.$B64];[.$C64]))" office:value-type="string" office:string-value="Elefanti" calcext:value-type="string">
            <text:p>Elefanti</text:p>
          </table:table-cell>
          <table:table-cell table:style-name="ce60" table:formula="of:=IF([.$G64]+[.$I64]=0;&quot;(Perdente)&quot;;IF([.$G64]&lt;[.$I64];[.$B64];[.$C64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18"/>
          <table:covered-table-cell table:number-columns-repeated="2" table:style-name="ce44"/>
          <table:table-cell table:style-name="ce47" table:formula="of:=IF([.B65]=&quot;&quot;;&quot;&quot;;HYPERLINK(VLOOKUP([.B65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43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46" table:content-validation-name="val5" office:value-type="time" office:time-value="PT10H15M00S" calcext:value-type="time">
            <text:p>10:15</text:p>
          </table:table-cell>
          <table:table-cell table:style-name="ce23" office:value-type="float" office:value="73" calcext:value-type="float" table:number-columns-spanned="1" table:number-rows-spanned="2">
            <text:p>73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26" calcext:value-type="float" table:number-columns-spanned="1" table:number-rows-spanned="2">
            <text:p>26</text:p>
          </table:table-cell>
          <table:table-cell/>
          <table:table-cell table:style-name="ce32" table:formula="of:=IF([.$B67]=&quot;&quot;;&quot;(Squadra A)&quot;;[.$B67])" office:value-type="string" office:string-value="Barracuda" calcext:value-type="string">
            <text:p>Barracuda</text:p>
          </table:table-cell>
          <table:table-cell table:style-name="ce11" table:formula="of:=IF([.$G67]+[.$I67]=0;;IF([.$G67]&gt;[.$I67];1;0))" office:value-type="float" office:value="1" calcext:value-type="float">
            <text:p>1</text:p>
          </table:table-cell>
          <table:table-cell table:style-name="ce60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60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11" table:formula="of:=IF([.$G67]+[.$I67]=0;;[.$G67])" office:value-type="float" office:value="73" calcext:value-type="float">
            <text:p>73</text:p>
          </table:table-cell>
          <table:table-cell table:style-name="ce11" table:formula="of:=IF([.$G67]+[.$I67]=0;;[.$I67])" office:value-type="float" office:value="26" calcext:value-type="float">
            <text:p>26</text:p>
          </table:table-cell>
          <table:table-cell table:style-name="ce61" table:formula="of:=IF([.$G67]+[.$I67]=0;;[.$G67]-[.$I67])" office:value-type="float" office:value="47" calcext:value-type="float">
            <text:p>+47</text:p>
          </table:table-cell>
          <table:table-cell table:style-name="ce32" table:formula="of:=IF([.$C67]=&quot;&quot;;&quot;(Squadra B)&quot;;[.$C67])" office:value-type="string" office:string-value="Cinghiali" calcext:value-type="string">
            <text:p>Cinghiali</text:p>
          </table:table-cell>
          <table:table-cell table:style-name="ce11" table:formula="of:=IF([.$G67]+[.$I67]=0;;IF([.$I67]&gt;[.$G67];1;0))" office:value-type="float" office:value="0" calcext:value-type="float">
            <text:p>0</text:p>
          </table:table-cell>
          <table:table-cell table:style-name="ce60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60" table:formula="of:=IF([.$G67]+[.$I67]=0;;IF([.$I67]&lt;[.$G67];IF([.$G67]&amp;&quot;-&quot;&amp;[.$I67]&lt;&gt;&quot;20-0&quot;;1;0);0))" office:value-type="float" office:value="1" calcext:value-type="float">
            <text:p>1</text:p>
          </table:table-cell>
          <table:table-cell table:style-name="ce11" table:formula="of:=IF([.$G67]+[.$I67]=0;;[.$I67])" office:value-type="float" office:value="26" calcext:value-type="float">
            <text:p>26</text:p>
          </table:table-cell>
          <table:table-cell table:style-name="ce11" table:formula="of:=IF([.$G67]+[.$I67]=0;;[.$G67])" office:value-type="float" office:value="73" calcext:value-type="float">
            <text:p>73</text:p>
          </table:table-cell>
          <table:table-cell table:style-name="ce61" table:formula="of:=IF([.$G67]+[.$I67]=0;;[.$I67]-[.$G67])" office:value-type="float" office:value="-47" calcext:value-type="float">
            <text:p>-47</text:p>
          </table:table-cell>
          <table:table-cell table:style-name="ce60" table:formula="of:=IF([.$G67]+[.$I67]=0;&quot;(Vincente)&quot;;IF([.$G67]&gt;[.$I67];[.$B67];[.$C67]))" office:value-type="string" office:string-value="Barracuda" calcext:value-type="string">
            <text:p>Barracuda</text:p>
          </table:table-cell>
          <table:table-cell table:style-name="ce60" table:formula="of:=IF([.$G67]+[.$I67]=0;&quot;(Perdente)&quot;;IF([.$G67]&lt;[.$I67];[.$B67];[.$C67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18"/>
          <table:covered-table-cell table:number-columns-repeated="2" table:style-name="ce44"/>
          <table:table-cell table:style-name="ce47" table:formula="of:=IF([.B68]=&quot;&quot;;&quot;&quot;;HYPERLINK(VLOOKUP([.B68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46" table:content-validation-name="val5" office:value-type="time" office:time-value="PT11H45M00S" calcext:value-type="time">
            <text:p>11:45</text:p>
          </table:table-cell>
          <table:table-cell table:style-name="ce23" office:value-type="float" office:value="59" calcext:value-type="float" table:number-columns-spanned="1" table:number-rows-spanned="2">
            <text:p>59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46" calcext:value-type="float" table:number-columns-spanned="1" table:number-rows-spanned="2">
            <text:p>46</text:p>
          </table:table-cell>
          <table:table-cell/>
          <table:table-cell table:style-name="ce32" table:formula="of:=IF([.$B70]=&quot;&quot;;&quot;(Squadra A)&quot;;[.$B70])" office:value-type="string" office:string-value="Delfini" calcext:value-type="string">
            <text:p>Delfini</text:p>
          </table:table-cell>
          <table:table-cell table:style-name="ce11" table:formula="of:=IF([.$G70]+[.$I70]=0;;IF([.$G70]&gt;[.$I70];1;0))" office:value-type="float" office:value="1" calcext:value-type="float">
            <text:p>1</text:p>
          </table:table-cell>
          <table:table-cell table:style-name="ce60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60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11" table:formula="of:=IF([.$G70]+[.$I70]=0;;[.$G70])" office:value-type="float" office:value="59" calcext:value-type="float">
            <text:p>59</text:p>
          </table:table-cell>
          <table:table-cell table:style-name="ce11" table:formula="of:=IF([.$G70]+[.$I70]=0;;[.$I70])" office:value-type="float" office:value="46" calcext:value-type="float">
            <text:p>46</text:p>
          </table:table-cell>
          <table:table-cell table:style-name="ce61" table:formula="of:=IF([.$G70]+[.$I70]=0;;[.$G70]-[.$I70])" office:value-type="float" office:value="13" calcext:value-type="float">
            <text:p>+13</text:p>
          </table:table-cell>
          <table:table-cell table:style-name="ce32" table:formula="of:=IF([.$C70]=&quot;&quot;;&quot;(Squadra B)&quot;;[.$C70])" office:value-type="string" office:string-value="Gazzelle" calcext:value-type="string">
            <text:p>Gazzelle</text:p>
          </table:table-cell>
          <table:table-cell table:style-name="ce11" table:formula="of:=IF([.$G70]+[.$I70]=0;;IF([.$I70]&gt;[.$G70];1;0))" office:value-type="float" office:value="0" calcext:value-type="float">
            <text:p>0</text:p>
          </table:table-cell>
          <table:table-cell table:style-name="ce60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60" table:formula="of:=IF([.$G70]+[.$I70]=0;;IF([.$I70]&lt;[.$G70];IF([.$G70]&amp;&quot;-&quot;&amp;[.$I70]&lt;&gt;&quot;20-0&quot;;1;0);0))" office:value-type="float" office:value="1" calcext:value-type="float">
            <text:p>1</text:p>
          </table:table-cell>
          <table:table-cell table:style-name="ce11" table:formula="of:=IF([.$G70]+[.$I70]=0;;[.$I70])" office:value-type="float" office:value="46" calcext:value-type="float">
            <text:p>46</text:p>
          </table:table-cell>
          <table:table-cell table:style-name="ce11" table:formula="of:=IF([.$G70]+[.$I70]=0;;[.$G70])" office:value-type="float" office:value="59" calcext:value-type="float">
            <text:p>59</text:p>
          </table:table-cell>
          <table:table-cell table:style-name="ce61" table:formula="of:=IF([.$G70]+[.$I70]=0;;[.$I70]-[.$G70])" office:value-type="float" office:value="-13" calcext:value-type="float">
            <text:p>-13</text:p>
          </table:table-cell>
          <table:table-cell table:style-name="ce60" table:formula="of:=IF([.$G70]+[.$I70]=0;&quot;(Vincente)&quot;;IF([.$G70]&gt;[.$I70];[.$B70];[.$C70]))" office:value-type="string" office:string-value="Delfini" calcext:value-type="string">
            <text:p>Delfini</text:p>
          </table:table-cell>
          <table:table-cell table:style-name="ce60" table:formula="of:=IF([.$G70]+[.$I70]=0;&quot;(Perdente)&quot;;IF([.$G70]&lt;[.$I70];[.$B70];[.$C70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18"/>
          <table:covered-table-cell table:number-columns-repeated="2" table:style-name="ce44"/>
          <table:table-cell table:style-name="ce47" table:formula="of:=IF([.B71]=&quot;&quot;;&quot;&quot;;HYPERLINK(VLOOKUP([.B71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38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13" calcext:value-type="date">
            <text:p>13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3" calcext:value-type="float" table:number-columns-spanned="1" table:number-rows-spanned="2">
            <text:p>53</text:p>
          </table:table-cell>
          <table:table-cell/>
          <table:table-cell table:style-name="ce32" table:formula="of:=IF([.$B75]=&quot;&quot;;&quot;(Squadra A)&quot;;[.$B75])" office:value-type="string" office:string-value="Delfini" calcext:value-type="string">
            <text:p>Delfini</text:p>
          </table:table-cell>
          <table:table-cell table:style-name="ce11" table:formula="of:=IF([.$G75]+[.$I75]=0;;IF([.$G75]&gt;[.$I75];1;0))" office:value-type="float" office:value="0" calcext:value-type="float">
            <text:p>0</text:p>
          </table:table-cell>
          <table:table-cell table:style-name="ce60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60" table:formula="of:=IF([.$G75]+[.$I75]=0;;IF([.$G75]&lt;[.$I75];IF([.$G75]&amp;&quot;-&quot;&amp;[.$I75]&lt;&gt;&quot;0-20&quot;;1;0);0))" office:value-type="float" office:value="1" calcext:value-type="float">
            <text:p>1</text:p>
          </table:table-cell>
          <table:table-cell table:style-name="ce11" table:formula="of:=IF([.$G75]+[.$I75]=0;;[.$G75])" office:value-type="float" office:value="49" calcext:value-type="float">
            <text:p>49</text:p>
          </table:table-cell>
          <table:table-cell table:style-name="ce11" table:formula="of:=IF([.$G75]+[.$I75]=0;;[.$I75])" office:value-type="float" office:value="53" calcext:value-type="float">
            <text:p>53</text:p>
          </table:table-cell>
          <table:table-cell table:style-name="ce61" table:formula="of:=IF([.$G75]+[.$I75]=0;;[.$G75]-[.$I75])" office:value-type="float" office:value="-4" calcext:value-type="float">
            <text:p>-4</text:p>
          </table:table-cell>
          <table:table-cell table:style-name="ce32" table:formula="of:=IF([.$C75]=&quot;&quot;;&quot;(Squadra B)&quot;;[.$C75])" office:value-type="string" office:string-value="Fenicotteri" calcext:value-type="string">
            <text:p>Fenicotteri</text:p>
          </table:table-cell>
          <table:table-cell table:style-name="ce11" table:formula="of:=IF([.$G75]+[.$I75]=0;;IF([.$I75]&gt;[.$G75];1;0))" office:value-type="float" office:value="1" calcext:value-type="float">
            <text:p>1</text:p>
          </table:table-cell>
          <table:table-cell table:style-name="ce60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60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11" table:formula="of:=IF([.$G75]+[.$I75]=0;;[.$I75])" office:value-type="float" office:value="53" calcext:value-type="float">
            <text:p>53</text:p>
          </table:table-cell>
          <table:table-cell table:style-name="ce11" table:formula="of:=IF([.$G75]+[.$I75]=0;;[.$G75])" office:value-type="float" office:value="49" calcext:value-type="float">
            <text:p>49</text:p>
          </table:table-cell>
          <table:table-cell table:style-name="ce61" table:formula="of:=IF([.$G75]+[.$I75]=0;;[.$I75]-[.$G75])" office:value-type="float" office:value="4" calcext:value-type="float">
            <text:p>+4</text:p>
          </table:table-cell>
          <table:table-cell table:style-name="ce60" table:formula="of:=IF([.$G75]+[.$I75]=0;&quot;(Vincente)&quot;;IF([.$G75]&gt;[.$I75];[.$B75];[.$C75]))" office:value-type="string" office:string-value="Fenicotteri" calcext:value-type="string">
            <text:p>Fenicotteri</text:p>
          </table:table-cell>
          <table:table-cell table:style-name="ce60" table:formula="of:=IF([.$G75]+[.$I75]=0;&quot;(Perdente)&quot;;IF([.$G75]&lt;[.$I75];[.$B75];[.$C75]))" office:value-type="string" office:string-value="Delfini" calcext:value-type="string">
            <text:p>Delfin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76]=&quot;&quot;;&quot;&quot;;HYPERLINK(VLOOKUP([.B76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13" calcext:value-type="date">
            <text:p>13 mag 2018</text:p>
          </table:table-cell>
          <table:table-cell table:style-name="ce46" table:content-validation-name="val5" office:value-type="time" office:time-value="PT10H30M00S" calcext:value-type="time">
            <text:p>10:30</text:p>
          </table:table-cell>
          <table:table-cell table:style-name="ce23" office:value-type="float" office:value="50" calcext:value-type="float" table:number-columns-spanned="1" table:number-rows-spanned="2">
            <text:p>5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2" calcext:value-type="float" table:number-columns-spanned="1" table:number-rows-spanned="2">
            <text:p>52</text:p>
          </table:table-cell>
          <table:table-cell/>
          <table:table-cell table:style-name="ce32" table:formula="of:=IF([.$B78]=&quot;&quot;;&quot;(Squadra A)&quot;;[.$B78])" office:value-type="string" office:string-value="Barracuda" calcext:value-type="string">
            <text:p>Barracuda</text:p>
          </table:table-cell>
          <table:table-cell table:style-name="ce11" table:formula="of:=IF([.$G78]+[.$I78]=0;;IF([.$G78]&gt;[.$I78];1;0))" office:value-type="float" office:value="0" calcext:value-type="float">
            <text:p>0</text:p>
          </table:table-cell>
          <table:table-cell table:style-name="ce60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60" table:formula="of:=IF([.$G78]+[.$I78]=0;;IF([.$G78]&lt;[.$I78];IF([.$G78]&amp;&quot;-&quot;&amp;[.$I78]&lt;&gt;&quot;0-20&quot;;1;0);0))" office:value-type="float" office:value="1" calcext:value-type="float">
            <text:p>1</text:p>
          </table:table-cell>
          <table:table-cell table:style-name="ce11" table:formula="of:=IF([.$G78]+[.$I78]=0;;[.$G78])" office:value-type="float" office:value="50" calcext:value-type="float">
            <text:p>50</text:p>
          </table:table-cell>
          <table:table-cell table:style-name="ce11" table:formula="of:=IF([.$G78]+[.$I78]=0;;[.$I78])" office:value-type="float" office:value="52" calcext:value-type="float">
            <text:p>52</text:p>
          </table:table-cell>
          <table:table-cell table:style-name="ce61" table:formula="of:=IF([.$G78]+[.$I78]=0;;[.$G78]-[.$I78])" office:value-type="float" office:value="-2" calcext:value-type="float">
            <text:p>-2</text:p>
          </table:table-cell>
          <table:table-cell table:style-name="ce32" table:formula="of:=IF([.$C78]=&quot;&quot;;&quot;(Squadra B)&quot;;[.$C78])" office:value-type="string" office:string-value="Gazzelle" calcext:value-type="string">
            <text:p>Gazzelle</text:p>
          </table:table-cell>
          <table:table-cell table:style-name="ce11" table:formula="of:=IF([.$G78]+[.$I78]=0;;IF([.$I78]&gt;[.$G78];1;0))" office:value-type="float" office:value="1" calcext:value-type="float">
            <text:p>1</text:p>
          </table:table-cell>
          <table:table-cell table:style-name="ce60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60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11" table:formula="of:=IF([.$G78]+[.$I78]=0;;[.$I78])" office:value-type="float" office:value="52" calcext:value-type="float">
            <text:p>52</text:p>
          </table:table-cell>
          <table:table-cell table:style-name="ce11" table:formula="of:=IF([.$G78]+[.$I78]=0;;[.$G78])" office:value-type="float" office:value="50" calcext:value-type="float">
            <text:p>50</text:p>
          </table:table-cell>
          <table:table-cell table:style-name="ce61" table:formula="of:=IF([.$G78]+[.$I78]=0;;[.$I78]-[.$G78])" office:value-type="float" office:value="2" calcext:value-type="float">
            <text:p>+2</text:p>
          </table:table-cell>
          <table:table-cell table:style-name="ce60" table:formula="of:=IF([.$G78]+[.$I78]=0;&quot;(Vincente)&quot;;IF([.$G78]&gt;[.$I78];[.$B78];[.$C78]))" office:value-type="string" office:string-value="Gazzelle" calcext:value-type="string">
            <text:p>Gazzelle</text:p>
          </table:table-cell>
          <table:table-cell table:style-name="ce60" table:formula="of:=IF([.$G78]+[.$I78]=0;&quot;(Perdente)&quot;;IF([.$G78]&lt;[.$I78];[.$B78];[.$C78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14"/>
          <table:table-cell table:style-name="ce17" table:content-validation-name="val3" table:number-columns-spanned="4" table:number-rows-spanned="1"/>
          <table:covered-table-cell table:style-name="ce18"/>
          <table:covered-table-cell table:number-columns-repeated="2" table:style-name="ce44"/>
          <table:table-cell table:style-name="ce47" table:formula="of:=IF([.B79]=&quot;&quot;;&quot;&quot;;HYPERLINK(VLOOKUP([.B79];SELEZIONE_MAPPA;2;0);&quot;Mappa&quot;))">
            <text:p/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43" table:formula="of:=IF([.E81]=&quot;&quot;;&quot;&quot;;TEXT([.E81];&quot;ggg&quot;))" office:value-type="string" office:string-value="mer" calcext:value-type="string">
            <text:p>mer</text:p>
          </table:table-cell>
          <table:table-cell table:style-name="ce45" table:content-validation-name="val4" office:value-type="date" office:date-value="2018-05-23" calcext:value-type="date">
            <text:p>23 mag 2018</text:p>
          </table:table-cell>
          <table:table-cell table:style-name="ce46" table:content-validation-name="val5" office:value-type="time" office:time-value="PT12H00M00S" calcext:value-type="time">
            <text:p>12:00</text:p>
          </table:table-cell>
          <table:table-cell table:style-name="ce23" office:value-type="float" office:value="20" calcext:value-type="float" table:number-columns-spanned="1" table:number-rows-spanned="2">
            <text:p>2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4" calcext:value-type="float" table:number-columns-spanned="1" table:number-rows-spanned="2">
            <text:p>54</text:p>
          </table:table-cell>
          <table:table-cell/>
          <table:table-cell table:style-name="ce32" table:formula="of:=IF([.$B81]=&quot;&quot;;&quot;(Squadra A)&quot;;[.$B81])" office:value-type="string" office:string-value="Albatros" calcext:value-type="string">
            <text:p>Albatros</text:p>
          </table:table-cell>
          <table:table-cell table:style-name="ce11" table:formula="of:=IF([.$G81]+[.$I81]=0;;IF([.$G81]&gt;[.$I81];1;0))" office:value-type="float" office:value="0" calcext:value-type="float">
            <text:p>0</text:p>
          </table:table-cell>
          <table:table-cell table:style-name="ce60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60" table:formula="of:=IF([.$G81]+[.$I81]=0;;IF([.$G81]&lt;[.$I81];IF([.$G81]&amp;&quot;-&quot;&amp;[.$I81]&lt;&gt;&quot;0-20&quot;;1;0);0))" office:value-type="float" office:value="1" calcext:value-type="float">
            <text:p>1</text:p>
          </table:table-cell>
          <table:table-cell table:style-name="ce11" table:formula="of:=IF([.$G81]+[.$I81]=0;;[.$G81])" office:value-type="float" office:value="20" calcext:value-type="float">
            <text:p>20</text:p>
          </table:table-cell>
          <table:table-cell table:style-name="ce11" table:formula="of:=IF([.$G81]+[.$I81]=0;;[.$I81])" office:value-type="float" office:value="54" calcext:value-type="float">
            <text:p>54</text:p>
          </table:table-cell>
          <table:table-cell table:style-name="ce61" table:formula="of:=IF([.$G81]+[.$I81]=0;;[.$G81]-[.$I81])" office:value-type="float" office:value="-34" calcext:value-type="float">
            <text:p>-34</text:p>
          </table:table-cell>
          <table:table-cell table:style-name="ce32" table:formula="of:=IF([.$C81]=&quot;&quot;;&quot;(Squadra B)&quot;;[.$C81])" office:value-type="string" office:string-value="Cinghiali" calcext:value-type="string">
            <text:p>Cinghiali</text:p>
          </table:table-cell>
          <table:table-cell table:style-name="ce11" table:formula="of:=IF([.$G81]+[.$I81]=0;;IF([.$I81]&gt;[.$G81];1;0))" office:value-type="float" office:value="1" calcext:value-type="float">
            <text:p>1</text:p>
          </table:table-cell>
          <table:table-cell table:style-name="ce60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60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11" table:formula="of:=IF([.$G81]+[.$I81]=0;;[.$I81])" office:value-type="float" office:value="54" calcext:value-type="float">
            <text:p>54</text:p>
          </table:table-cell>
          <table:table-cell table:style-name="ce11" table:formula="of:=IF([.$G81]+[.$I81]=0;;[.$G81])" office:value-type="float" office:value="20" calcext:value-type="float">
            <text:p>20</text:p>
          </table:table-cell>
          <table:table-cell table:style-name="ce61" table:formula="of:=IF([.$G81]+[.$I81]=0;;[.$I81]-[.$G81])" office:value-type="float" office:value="34" calcext:value-type="float">
            <text:p>+34</text:p>
          </table:table-cell>
          <table:table-cell table:style-name="ce60" table:formula="of:=IF([.$G81]+[.$I81]=0;&quot;(Vincente)&quot;;IF([.$G81]&gt;[.$I81];[.$B81];[.$C81]))" office:value-type="string" office:string-value="Cinghiali" calcext:value-type="string">
            <text:p>Cinghiali</text:p>
          </table:table-cell>
          <table:table-cell table:style-name="ce60" table:formula="of:=IF([.$G81]+[.$I81]=0;&quot;(Perdente)&quot;;IF([.$G81]&lt;[.$I81];[.$B81];[.$C8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table:number-columns-spanned="4" table:number-rows-spanned="1"/>
          <table:covered-table-cell table:style-name="ce18"/>
          <table:covered-table-cell table:number-columns-repeated="2" table:style-name="ce44"/>
          <table:table-cell table:style-name="ce47" table:formula="of:=IF([.B82]=&quot;&quot;;&quot;&quot;;HYPERLINK(VLOOKUP([.B82];SELEZIONE_MAPPA;2;0);&quot;Mappa&quot;))">
            <text:p/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9" table:number-rows-spanned="1">
            <text:p>PLAYOFF</text:p>
          </table:table-cell>
          <table:covered-table-cell table:number-columns-repeated="8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string" calcext:value-type="string">
            <text:p>1-2</text:p>
          </table:table-cell>
          <table:table-cell table:style-name="ce38" table:formula="of:=IF(ISNUMBER([.A86]);ROMAN([.A86])&amp;&quot; GIORNATA&quot;;COM.MICROSOFT.SWITCH([.A86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88]=&quot;&quot;;&quot;&quot;;TEXT([.E8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27" calcext:value-type="date">
            <text:p>27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49" calcext:value-type="float" table:number-columns-spanned="1" table:number-rows-spanned="2">
            <text:p>49</text:p>
          </table:table-cell>
          <table:table-cell/>
          <table:table-cell table:style-name="ce32" table:formula="of:=IF([.$B88]=&quot;&quot;;&quot;(Squadra A)&quot;;[.$B88])" office:value-type="string" office:string-value="Fenicotteri" calcext:value-type="string">
            <text:p>Fenicotteri</text:p>
          </table:table-cell>
          <table:table-cell table:style-name="ce11" table:formula="of:=IF([.$G88]+[.$I88]=0;;IF([.$G88]&gt;[.$I88];1;0))" office:value-type="float" office:value="0" calcext:value-type="float">
            <text:p>0</text:p>
          </table:table-cell>
          <table:table-cell table:style-name="ce60" table:formula="of:=IF([.$G88]+[.$I88]=0;;IF([.$G88]&lt;[.$I88];IF([.$G88]&amp;&quot;-&quot;&amp;[.$I88]=&quot;0-20&quot;;1;0);0))" office:value-type="float" office:value="0" calcext:value-type="float">
            <text:p>0</text:p>
          </table:table-cell>
          <table:table-cell table:style-name="ce60" table:formula="of:=IF([.$G88]+[.$I88]=0;;IF([.$G88]&lt;[.$I88];IF([.$G88]&amp;&quot;-&quot;&amp;[.$I88]&lt;&gt;&quot;0-20&quot;;1;0);0))" office:value-type="float" office:value="1" calcext:value-type="float">
            <text:p>1</text:p>
          </table:table-cell>
          <table:table-cell table:style-name="ce11" table:formula="of:=IF([.$G88]+[.$I88]=0;;[.$G88])" office:value-type="float" office:value="45" calcext:value-type="float">
            <text:p>45</text:p>
          </table:table-cell>
          <table:table-cell table:style-name="ce11" table:formula="of:=IF([.$G88]+[.$I88]=0;;[.$I88])" office:value-type="float" office:value="49" calcext:value-type="float">
            <text:p>49</text:p>
          </table:table-cell>
          <table:table-cell table:style-name="ce61" table:formula="of:=IF([.$G88]+[.$I88]=0;;[.$G88]-[.$I88])" office:value-type="float" office:value="-4" calcext:value-type="float">
            <text:p>-4</text:p>
          </table:table-cell>
          <table:table-cell table:style-name="ce32" table:formula="of:=IF([.$C88]=&quot;&quot;;&quot;(Squadra B)&quot;;[.$C88])" office:value-type="string" office:string-value="Delfini" calcext:value-type="string">
            <text:p>Delfini</text:p>
          </table:table-cell>
          <table:table-cell table:style-name="ce11" table:formula="of:=IF([.$G88]+[.$I88]=0;;IF([.$I88]&gt;[.$G88];1;0))" office:value-type="float" office:value="1" calcext:value-type="float">
            <text:p>1</text:p>
          </table:table-cell>
          <table:table-cell table:style-name="ce60" table:formula="of:=IF([.$G88]+[.$I88]=0;;IF([.$I88]&lt;[.$G88];IF([.$G88]&amp;&quot;-&quot;&amp;[.$I88]=&quot;20-0&quot;;1;0);0))" office:value-type="float" office:value="0" calcext:value-type="float">
            <text:p>0</text:p>
          </table:table-cell>
          <table:table-cell table:style-name="ce60" table:formula="of:=IF([.$G88]+[.$I88]=0;;IF([.$I88]&lt;[.$G88];IF([.$G88]&amp;&quot;-&quot;&amp;[.$I88]&lt;&gt;&quot;20-0&quot;;1;0);0))" office:value-type="float" office:value="0" calcext:value-type="float">
            <text:p>0</text:p>
          </table:table-cell>
          <table:table-cell table:style-name="ce11" table:formula="of:=IF([.$G88]+[.$I88]=0;;[.$I88])" office:value-type="float" office:value="49" calcext:value-type="float">
            <text:p>49</text:p>
          </table:table-cell>
          <table:table-cell table:style-name="ce11" table:formula="of:=IF([.$G88]+[.$I88]=0;;[.$G88])" office:value-type="float" office:value="45" calcext:value-type="float">
            <text:p>45</text:p>
          </table:table-cell>
          <table:table-cell table:style-name="ce61" table:formula="of:=IF([.$G88]+[.$I88]=0;;[.$I88]-[.$G88])" office:value-type="float" office:value="4" calcext:value-type="float">
            <text:p>+4</text:p>
          </table:table-cell>
          <table:table-cell table:style-name="ce60" table:formula="of:=IF([.$G88]+[.$I88]=0;&quot;(Vincente)&quot;;IF([.$G88]&gt;[.$I88];[.$B88];[.$C88]))" office:value-type="string" office:string-value="Delfini" calcext:value-type="string">
            <text:p>Delfini</text:p>
          </table:table-cell>
          <table:table-cell table:style-name="ce60" table:formula="of:=IF([.$G88]+[.$I88]=0;&quot;(Perdente)&quot;;IF([.$G88]&lt;[.$I88];[.$B88];[.$C88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89]=&quot;&quot;;&quot;&quot;;HYPERLINK(VLOOKUP([.B89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string" calcext:value-type="string">
            <text:p>3-4</text:p>
          </table:table-cell>
          <table:table-cell table:style-name="ce38" table:formula="of:=IF(ISNUMBER([.A91]);ROMAN([.A91])&amp;&quot; GIORNATA&quot;;COM.MICROSOFT.SWITCH([.A91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43" table:formula="of:=IF([.E93]=&quot;&quot;;&quot;&quot;;TEXT([.E9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27" calcext:value-type="date">
            <text:p>27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63" calcext:value-type="float" table:number-columns-spanned="1" table:number-rows-spanned="2">
            <text:p>63</text:p>
          </table:table-cell>
          <table:table-cell/>
          <table:table-cell table:style-name="ce32" table:formula="of:=IF([.$B93]=&quot;&quot;;&quot;(Squadra A)&quot;;[.$B93])" office:value-type="string" office:string-value="Elefanti" calcext:value-type="string">
            <text:p>Elefanti</text:p>
          </table:table-cell>
          <table:table-cell table:style-name="ce11" table:formula="of:=IF([.$G93]+[.$I93]=0;;IF([.$G93]&gt;[.$I93];1;0))" office:value-type="float" office:value="0" calcext:value-type="float">
            <text:p>0</text:p>
          </table:table-cell>
          <table:table-cell table:style-name="ce60" table:formula="of:=IF([.$G93]+[.$I93]=0;;IF([.$G93]&lt;[.$I93];IF([.$G93]&amp;&quot;-&quot;&amp;[.$I93]=&quot;0-20&quot;;1;0);0))" office:value-type="float" office:value="0" calcext:value-type="float">
            <text:p>0</text:p>
          </table:table-cell>
          <table:table-cell table:style-name="ce60" table:formula="of:=IF([.$G93]+[.$I93]=0;;IF([.$G93]&lt;[.$I93];IF([.$G93]&amp;&quot;-&quot;&amp;[.$I93]&lt;&gt;&quot;0-20&quot;;1;0);0))" office:value-type="float" office:value="1" calcext:value-type="float">
            <text:p>1</text:p>
          </table:table-cell>
          <table:table-cell table:style-name="ce11" table:formula="of:=IF([.$G93]+[.$I93]=0;;[.$G93])" office:value-type="float" office:value="52" calcext:value-type="float">
            <text:p>52</text:p>
          </table:table-cell>
          <table:table-cell table:style-name="ce11" table:formula="of:=IF([.$G93]+[.$I93]=0;;[.$I93])" office:value-type="float" office:value="63" calcext:value-type="float">
            <text:p>63</text:p>
          </table:table-cell>
          <table:table-cell table:style-name="ce61" table:formula="of:=IF([.$G93]+[.$I93]=0;;[.$G93]-[.$I93])" office:value-type="float" office:value="-11" calcext:value-type="float">
            <text:p>-11</text:p>
          </table:table-cell>
          <table:table-cell table:style-name="ce32" table:formula="of:=IF([.$C93]=&quot;&quot;;&quot;(Squadra B)&quot;;[.$C93])" office:value-type="string" office:string-value="Barracuda" calcext:value-type="string">
            <text:p>Barracuda</text:p>
          </table:table-cell>
          <table:table-cell table:style-name="ce11" table:formula="of:=IF([.$G93]+[.$I93]=0;;IF([.$I93]&gt;[.$G93];1;0))" office:value-type="float" office:value="1" calcext:value-type="float">
            <text:p>1</text:p>
          </table:table-cell>
          <table:table-cell table:style-name="ce60" table:formula="of:=IF([.$G93]+[.$I93]=0;;IF([.$I93]&lt;[.$G93];IF([.$G93]&amp;&quot;-&quot;&amp;[.$I93]=&quot;20-0&quot;;1;0);0))" office:value-type="float" office:value="0" calcext:value-type="float">
            <text:p>0</text:p>
          </table:table-cell>
          <table:table-cell table:style-name="ce60" table:formula="of:=IF([.$G93]+[.$I93]=0;;IF([.$I93]&lt;[.$G93];IF([.$G93]&amp;&quot;-&quot;&amp;[.$I93]&lt;&gt;&quot;20-0&quot;;1;0);0))" office:value-type="float" office:value="0" calcext:value-type="float">
            <text:p>0</text:p>
          </table:table-cell>
          <table:table-cell table:style-name="ce11" table:formula="of:=IF([.$G93]+[.$I93]=0;;[.$I93])" office:value-type="float" office:value="63" calcext:value-type="float">
            <text:p>63</text:p>
          </table:table-cell>
          <table:table-cell table:style-name="ce11" table:formula="of:=IF([.$G93]+[.$I93]=0;;[.$G93])" office:value-type="float" office:value="52" calcext:value-type="float">
            <text:p>52</text:p>
          </table:table-cell>
          <table:table-cell table:style-name="ce61" table:formula="of:=IF([.$G93]+[.$I93]=0;;[.$I93]-[.$G93])" office:value-type="float" office:value="11" calcext:value-type="float">
            <text:p>+11</text:p>
          </table:table-cell>
          <table:table-cell table:style-name="ce60" table:formula="of:=IF([.$G93]+[.$I93]=0;&quot;(Vincente)&quot;;IF([.$G93]&gt;[.$I93];[.$B93];[.$C93]))" office:value-type="string" office:string-value="Barracuda" calcext:value-type="string">
            <text:p>Barracuda</text:p>
          </table:table-cell>
          <table:table-cell table:style-name="ce60" table:formula="of:=IF([.$G93]+[.$I93]=0;&quot;(Perdente)&quot;;IF([.$G93]&lt;[.$I93];[.$B93];[.$C93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94]=&quot;&quot;;&quot;&quot;;HYPERLINK(VLOOKUP([.B94];SELEZIONE_MAPPA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 table:number-rows-repeated="1048480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Analisi Risultati" table:style-name="ta1">
        <table:table-column table:style-name="co4" table:number-columns-repeated="1024" table:default-cell-style-name="ce3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" table:style-name="ta1">
        <table:table-column table:style-name="co4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Playoff" table:style-name="ta1">
        <table:table-column table:style-name="co4" table:number-columns-repeated="1024" table:default-cell-style-name="Default"/>
        <table:table-row table:style-name="ro1">
          <table:table-cell/>
          <table:table-cell table:style-name="ce1"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NOMI_CAMPI" table:base-cell-address="$Squadre.$K$2" table:cell-range-address="$Squadre.$K$2:.$K$11"/>
        <table:named-range table:name="NOMI_SQUADRE" table:base-cell-address="$Squadre.$A$2" table:cell-range-address="$Squadre.$A$2:.$A$11"/>
        <table:named-range table:name="SELEZIONE_MAPPA" table:base-cell-address="$Squadre.$K$1" table:cell-range-address="$Squadre.$K$1:.$L$1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7:54:45.97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1T18:24:00.454000000</dc:date>
    <meta:editing-duration>PT3H29M41S</meta:editing-duration>
    <meta:editing-cycles>29</meta:editing-cycles>
    <meta:generator>LibreOffice/7.1.2.2$Windows_X86_64 LibreOffice_project/8a45595d069ef5570103caea1b71cc9d82b2aae4</meta:generator>
    <meta:document-statistic meta:table-count="6" meta:cell-count="882" meta:object-count="0"/>
  </office:meta>
</office:document-meta>
</file>